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Configurations2/" manifest:media-type="application/vnd.sun.xml.ui.configuration"/>
  <manifest:file-entry manifest:full-path="Thumbnails/thumbnail.png" manifest:media-type="image/png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4.77cm" fo:min-width="10.108cm" fo:padding-top="0.151cm" fo:padding-bottom="0.151cm" fo:padding-left="0.276cm" fo:padding-right="0.276cm"/>
    </style:style>
    <style:style style:name="gr2" style:family="graphic" style:parent-style-name="standard">
      <style:graphic-properties svg:stroke-color="#ed1c24" draw:textarea-vertical-align="middle"/>
    </style:style>
    <style:style style:name="gr3" style:family="graphic" style:parent-style-name="standard">
      <style:graphic-properties svg:stroke-width="0.053cm" svg:stroke-color="#000000" draw:marker-start-width="0.279cm" draw:marker-end-width="0.279cm" draw:fill="solid" draw:fill-color="#cccccc" draw:textarea-horizontal-align="justify" draw:textarea-vertical-align="middle" draw:auto-grow-height="false" fo:min-height="4.044cm" fo:min-width="10.525cm" fo:padding-top="0.151cm" fo:padding-bottom="0.151cm" fo:padding-left="0.276cm" fo:padding-right="0.276cm"/>
    </style:style>
    <style:style style:name="gr4" style:family="graphic" style:parent-style-name="standard">
      <style:graphic-properties svg:stroke-width="0.035cm" svg:stroke-color="#000000" draw:marker-start-width="0.252cm" draw:marker-end-width="0.252cm" draw:fill="solid" draw:fill-color="#cccccc" draw:textarea-horizontal-align="justify" draw:textarea-vertical-align="middle" draw:auto-grow-height="false" fo:min-height="2.56cm" fo:min-width="3.144cm" fo:padding-top="0.142cm" fo:padding-bottom="0.142cm" fo:padding-left="0.267cm" fo:padding-right="0.267cm"/>
    </style:style>
    <style:style style:name="gr5" style:family="graphic" style:parent-style-name="standard">
      <style:graphic-properties svg:stroke-width="0.028cm" svg:stroke-color="#666666" draw:marker-start-width="0.042cm" draw:marker-end-width="0.042cm" draw:textarea-vertical-align="middle" fo:padding-top="0.139cm" fo:padding-bottom="0.139cm" fo:padding-left="0.264cm" fo:padding-right="0.264cm"/>
    </style:style>
    <style:style style:name="gr6" style:family="graphic" style:parent-style-name="standard">
      <style:graphic-properties svg:stroke-width="0.035cm" svg:stroke-color="#000000" draw:marker-start-width="0.252cm" draw:marker-end-width="0.252cm" draw:fill-color="#89c765" draw:textarea-horizontal-align="justify" draw:textarea-vertical-align="middle" draw:auto-grow-height="false" fo:min-height="0.351cm" fo:min-width="0.799cm" fo:padding-top="0.142cm" fo:padding-bottom="0.142cm" fo:padding-left="0.267cm" fo:padding-right="0.267cm"/>
    </style:style>
    <style:style style:name="gr7" style:family="graphic" style:parent-style-name="standard">
      <style:graphic-properties svg:stroke-width="0.035cm" svg:stroke-color="#000000" draw:marker-start-width="0.252cm" draw:marker-end-width="0.252cm" draw:textarea-horizontal-align="justify" draw:textarea-vertical-align="middle" draw:auto-grow-height="false" fo:min-height="0.097cm" fo:min-width="0.1cm" fo:padding-top="0.142cm" fo:padding-bottom="0.142cm" fo:padding-left="0.267cm" fo:padding-right="0.267cm"/>
    </style:style>
    <style:style style:name="gr8" style:family="graphic" style:parent-style-name="standard">
      <style:graphic-properties svg:stroke-width="0.035cm" svg:stroke-color="#000000" draw:marker-start-width="0.252cm" draw:marker-end-width="0.252cm" draw:fill="solid" draw:fill-color="#fff9ae" draw:textarea-horizontal-align="justify" draw:textarea-vertical-align="middle" draw:auto-grow-height="false" fo:min-height="0.893cm" fo:min-width="0.897cm" fo:padding-top="0.142cm" fo:padding-bottom="0.142cm" fo:padding-left="0.267cm" fo:padding-right="0.267cm"/>
    </style:style>
    <style:style style:name="gr9" style:family="graphic" style:parent-style-name="standard">
      <style:graphic-properties svg:stroke-width="0.028cm" svg:stroke-color="#111111" draw:marker-start-width="0.242cm" draw:marker-end-width="0.242cm" draw:fill-color="#dfcce4" draw:textarea-vertical-align="middle" fo:padding-top="0.139cm" fo:padding-bottom="0.139cm" fo:padding-left="0.264cm" fo:padding-right="0.264cm"/>
    </style:style>
    <style:style style:name="gr10" style:family="graphic" style:parent-style-name="standard">
      <style:graphic-properties svg:stroke-width="0.035cm" svg:stroke-color="#000000" draw:marker-start-width="0.252cm" draw:marker-end-width="0.252cm" draw:textarea-vertical-align="middle" fo:padding-top="0.142cm" fo:padding-bottom="0.142cm" fo:padding-left="0.267cm" fo:padding-right="0.267cm"/>
    </style:style>
    <style:style style:name="gr11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1.048cm" fo:min-width="1.117cm" fo:padding-top="0.142cm" fo:padding-bottom="0.142cm" fo:padding-left="0.267cm" fo:padding-right="0.267cm"/>
    </style:style>
    <style:style style:name="gr12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0.732cm" fo:min-width="0.736cm" fo:padding-top="0.142cm" fo:padding-bottom="0.142cm" fo:padding-left="0.267cm" fo:padding-right="0.267cm"/>
    </style:style>
    <style:style style:name="gr13" style:family="graphic" style:parent-style-name="standard">
      <style:graphic-properties svg:stroke-width="0.028cm" svg:stroke-color="#111111" draw:marker-start-width="0.042cm" draw:marker-end-width="0.042cm" draw:fill-color="#dfcce4" draw:textarea-vertical-align="middle" fo:padding-top="0.139cm" fo:padding-bottom="0.139cm" fo:padding-left="0.264cm" fo:padding-right="0.264cm"/>
    </style:style>
    <style:style style:name="gr14" style:family="graphic" style:parent-style-name="objectwithoutfill">
      <style:graphic-properties draw:stroke="dash" draw:stroke-dash="Fine_20_Dashed" svg:stroke-width="0.018cm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15" style:family="graphic" style:parent-style-name="objectwithoutfill">
      <style:graphic-properties draw:stroke="dash" draw:stroke-dash="Dashed_20__28_var_29_" svg:stroke-width="0.018cm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16" style:family="graphic" style:parent-style-name="standard">
      <style:graphic-properties svg:stroke-width="0.028cm" draw:marker-start-width="0.042cm" draw:marker-end-width="0.042cm" draw:textarea-vertical-align="middle" fo:padding-top="0.139cm" fo:padding-bottom="0.139cm" fo:padding-left="0.264cm" fo:padding-right="0.264cm"/>
    </style:style>
    <style:style style:name="gr17" style:family="graphic" style:parent-style-name="standard">
      <style:graphic-properties svg:stroke-width="0.035cm" draw:marker-start-width="0.052cm" draw:marker-end-width="0.052cm" draw:textarea-vertical-align="middle" fo:padding-top="0.142cm" fo:padding-bottom="0.142cm" fo:padding-left="0.267cm" fo:padding-right="0.267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9" style:family="graphic" style:parent-style-name="standard">
      <style:graphic-properties svg:stroke-width="0.018cm" draw:marker-start-width="0.027cm" draw:marker-end-width="0.027cm" draw:textarea-horizontal-align="justify" draw:textarea-vertical-align="middle" draw:auto-grow-height="false" fo:min-height="0.021cm" fo:min-width="0cm" fo:padding-top="0.134cm" fo:padding-bottom="0.134cm" fo:padding-left="0.259cm" fo:padding-right="0.259cm"/>
    </style:style>
    <style:style style:name="gr20" style:family="graphic" style:parent-style-name="standard">
      <style:graphic-properties svg:stroke-width="0.018cm" svg:stroke-color="#ed1c24" draw:marker-start-width="0.027cm" draw:marker-end-width="0.027cm" draw:textarea-vertical-align="middle" fo:padding-top="0.134cm" fo:padding-bottom="0.134cm" fo:padding-left="0.259cm" fo:padding-right="0.259cm"/>
    </style:style>
    <style:style style:name="gr21" style:family="graphic" style:parent-style-name="objectwithoutfill">
      <style:graphic-properties draw:stroke="dash" draw:stroke-dash="Dashed_20__28_var_29_" svg:stroke-width="0.011cm" draw:marker-start-width="0.017cm" draw:marker-end-width="0.017cm" draw:fill="none" draw:textarea-vertical-align="middle" fo:padding-top="0.131cm" fo:padding-bottom="0.131cm" fo:padding-left="0.256cm" fo:padding-right="0.256cm"/>
    </style:style>
    <style:style style:name="gr22" style:family="graphic" style:parent-style-name="objectwithoutfill">
      <style:graphic-properties svg:stroke-width="0.018cm" draw:marker-start-width="0.027cm" draw:marker-end-width="0.027cm" draw:fill="none" draw:textarea-vertical-align="middle" fo:padding-top="0.134cm" fo:padding-bottom="0.134cm" fo:padding-left="0.259cm" fo:padding-right="0.259cm"/>
    </style:style>
    <style:style style:name="gr23" style:family="graphic" style:parent-style-name="standard">
      <style:graphic-properties svg:stroke-width="0.018cm" draw:marker-start-width="0.027cm" draw:marker-end-width="0.027cm" draw:textarea-vertical-align="middle" fo:padding-top="0.134cm" fo:padding-bottom="0.134cm" fo:padding-left="0.259cm" fo:padding-right="0.259cm"/>
    </style:style>
    <style:style style:name="gr24" style:family="graphic" style:parent-style-name="standard">
      <style:graphic-properties svg:stroke-width="0.018cm" svg:stroke-color="#999999" draw:marker-start-width="0.027cm" draw:marker-end-width="0.027cm" draw:textarea-vertical-align="middle" fo:padding-top="0.134cm" fo:padding-bottom="0.134cm" fo:padding-left="0.259cm" fo:padding-right="0.259cm"/>
    </style:style>
    <style:style style:name="gr25" style:family="graphic" style:parent-style-name="objectwithoutfill">
      <style:graphic-properties draw:stroke="dash" draw:stroke-dash="Dashed_20__28_var_29_" svg:stroke-width="0.011cm" svg:stroke-color="#999999" draw:marker-start-width="0.016cm" draw:marker-end-width="0.016cm" draw:fill="none" draw:textarea-vertical-align="middle" fo:padding-top="0.13cm" fo:padding-bottom="0.13cm" fo:padding-left="0.255cm" fo:padding-right="0.255cm"/>
    </style:style>
    <style:style style:name="gr26" style:family="graphic" style:parent-style-name="standard">
      <style:graphic-properties svg:stroke-width="0.018cm" draw:marker-start-width="0.027cm" draw:marker-end-width="0.027cm" draw:fill-color="#8ccfb7" draw:textarea-horizontal-align="justify" draw:textarea-vertical-align="middle" draw:auto-grow-height="false" fo:min-height="0.021cm" fo:min-width="0cm" fo:padding-top="0.134cm" fo:padding-bottom="0.134cm" fo:padding-left="0.259cm" fo:padding-right="0.259cm"/>
    </style:style>
    <style:style style:name="gr27" style:family="graphic" style:parent-style-name="standard">
      <style:graphic-properties svg:stroke-width="0.028cm" svg:stroke-color="#000000" draw:marker-start-width="0.242cm" draw:marker-end-width="0.242cm" draw:fill="solid" draw:fill-color="#cccccc" draw:textarea-horizontal-align="justify" draw:textarea-vertical-align="middle" draw:auto-grow-height="false" fo:min-height="1.361cm" fo:min-width="0.317cm" fo:padding-top="0.139cm" fo:padding-bottom="0.139cm" fo:padding-left="0.264cm" fo:padding-right="0.264cm"/>
    </style:style>
    <style:style style:name="gr28" style:family="graphic" style:parent-style-name="standard">
      <style:graphic-properties svg:stroke-width="0.018cm" draw:marker-start-width="0.027cm" draw:marker-end-width="0.027cm" draw:fill="solid" draw:fill-color="#729fcf" draw:textarea-horizontal-align="justify" draw:textarea-vertical-align="middle" draw:auto-grow-height="false" fo:min-height="0.003cm" fo:min-width="0cm" fo:padding-top="0.134cm" fo:padding-bottom="0.134cm" fo:padding-left="0.259cm" fo:padding-right="0.259cm"/>
    </style:style>
    <style:style style:name="gr29" style:family="graphic" style:parent-style-name="standard">
      <style:graphic-properties svg:stroke-width="0.018cm" draw:marker-start-width="0.027cm" draw:marker-end-width="0.027cm" draw:fill-color="#f9a870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30" style:family="graphic" style:parent-style-name="standard">
      <style:graphic-properties svg:stroke-width="0.018cm" draw:marker-start-width="0.027cm" draw:marker-end="Rounded_20_short_20_Arrow" draw:marker-end-width="0.051cm" draw:textarea-vertical-align="middle" fo:padding-top="0.134cm" fo:padding-bottom="0.134cm" fo:padding-left="0.259cm" fo:padding-right="0.259cm"/>
    </style:style>
    <style:style style:name="gr31" style:family="graphic" style:parent-style-name="standard">
      <style:graphic-properties svg:stroke-width="0.018cm" draw:marker-start="Rounded_20_short_20_Arrow" draw:marker-start-width="0.051cm" draw:marker-end-width="0.027cm" draw:textarea-vertical-align="middle" fo:padding-top="0.134cm" fo:padding-bottom="0.134cm" fo:padding-left="0.259cm" fo:padding-right="0.259cm"/>
    </style:style>
    <style:style style:name="gr32" style:family="graphic" style:parent-style-name="standard">
      <style:graphic-properties svg:stroke-width="0.035cm" svg:stroke-color="#000000" draw:marker-start-width="0.252cm" draw:marker-end-width="0.252cm" draw:fill="solid" draw:fill-color="#fff9ae" draw:textarea-horizontal-align="justify" draw:textarea-vertical-align="middle" draw:auto-grow-height="false" fo:min-height="0.859cm" fo:min-width="0.863cm" fo:padding-top="0.142cm" fo:padding-bottom="0.142cm" fo:padding-left="0.267cm" fo:padding-right="0.267cm"/>
    </style:style>
    <style:style style:name="gr33" style:family="graphic" style:parent-style-name="standard">
      <style:graphic-properties svg:stroke-width="0.035cm" svg:stroke-color="#000000" draw:marker-start-width="0.252cm" draw:marker-end-width="0.252cm" draw:fill="solid" draw:fill-color="#f37b70" draw:textarea-horizontal-align="justify" draw:textarea-vertical-align="middle" draw:auto-grow-height="false" fo:min-height="1.24cm" fo:min-width="0.355cm" fo:padding-top="0.142cm" fo:padding-bottom="0.142cm" fo:padding-left="0.267cm" fo:padding-right="0.267cm"/>
    </style:style>
    <style:style style:name="gr34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1.494cm" fo:min-width="1.117cm" fo:padding-top="0.142cm" fo:padding-bottom="0.142cm" fo:padding-left="0.267cm" fo:padding-right="0.267cm"/>
    </style:style>
    <style:style style:name="gr35" style:family="graphic" style:parent-style-name="standard">
      <style:graphic-properties svg:stroke-width="0.035cm" draw:marker-start-width="0.052cm" draw:marker-end-width="0.052cm" draw:fill-color="#f9a870" draw:textarea-horizontal-align="justify" draw:textarea-vertical-align="middle" draw:auto-grow-height="false" fo:min-height="0.04cm" fo:min-width="0.6cm" fo:padding-top="0.142cm" fo:padding-bottom="0.142cm" fo:padding-left="0.267cm" fo:padding-right="0.267cm"/>
    </style:style>
    <style:style style:name="gr36" style:family="graphic" style:parent-style-name="objectwithoutfill">
      <style:graphic-properties svg:stroke-width="0.028cm" draw:marker-start-width="0.042cm" draw:marker-end-width="0.042cm" draw:fill="none" draw:textarea-vertical-align="middle" fo:padding-top="0.139cm" fo:padding-bottom="0.139cm" fo:padding-left="0.264cm" fo:padding-right="0.264cm"/>
    </style:style>
    <style:style style:name="gr37" style:family="graphic" style:parent-style-name="standard">
      <style:graphic-properties svg:stroke-width="0.035cm" draw:marker-start-width="0.052cm" draw:marker-end-width="0.052cm" draw:fill-color="#bd7cb5" draw:textarea-horizontal-align="justify" draw:textarea-vertical-align="middle" draw:auto-grow-height="false" fo:min-height="0.224cm" fo:min-width="1.625cm" fo:padding-top="0.142cm" fo:padding-bottom="0.142cm" fo:padding-left="0.267cm" fo:padding-right="0.267cm"/>
    </style:style>
    <style:style style:name="gr38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1.494cm" fo:min-width="0.752cm" fo:padding-top="0.142cm" fo:padding-bottom="0.142cm" fo:padding-left="0.267cm" fo:padding-right="0.267cm"/>
    </style:style>
    <style:style style:name="gr39" style:family="graphic" style:parent-style-name="standard">
      <style:graphic-properties svg:stroke-width="0.035cm" draw:marker-start-width="0.052cm" draw:marker-end-width="0.052cm" draw:fill-color="#f9a870" draw:textarea-horizontal-align="justify" draw:textarea-vertical-align="middle" draw:auto-grow-height="false" fo:min-height="0.206cm" fo:min-width="1.244cm" fo:padding-top="0.142cm" fo:padding-bottom="0.142cm" fo:padding-left="0.267cm" fo:padding-right="0.267cm"/>
    </style:style>
    <style:style style:name="gr40" style:family="graphic" style:parent-style-name="standard">
      <style:graphic-properties svg:stroke-width="0.018cm" svg:stroke-color="#808080" draw:marker-start-width="0.027cm" draw:marker-end-width="0.027cm" draw:textarea-vertical-align="middle" fo:padding-top="0.134cm" fo:padding-bottom="0.134cm" fo:padding-left="0.259cm" fo:padding-right="0.259cm"/>
    </style:style>
    <style:style style:name="gr41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0.941cm" fo:min-width="1.117cm" fo:padding-top="0.142cm" fo:padding-bottom="0.142cm" fo:padding-left="0.267cm" fo:padding-right="0.267cm"/>
    </style:style>
    <style:style style:name="gr42" style:family="graphic" style:parent-style-name="standard">
      <style:graphic-properties svg:stroke-width="0.035cm" draw:marker-start-width="0.052cm" draw:marker-end-width="0.052cm" draw:fill-color="#f9a870" draw:textarea-horizontal-align="justify" draw:textarea-vertical-align="middle" draw:auto-grow-height="false" fo:min-height="0.04cm" fo:min-width="0.253cm" fo:padding-top="0.142cm" fo:padding-bottom="0.142cm" fo:padding-left="0.267cm" fo:padding-right="0.267cm"/>
    </style:style>
    <style:style style:name="gr43" style:family="graphic" style:parent-style-name="standard">
      <style:graphic-properties svg:stroke-width="0.035cm" svg:stroke-color="#000000" draw:marker-start-width="0.252cm" draw:marker-end-width="0.252cm" draw:fill="solid" draw:fill-color="#f37b70" draw:textarea-horizontal-align="justify" draw:textarea-vertical-align="middle" draw:auto-grow-height="false" fo:min-height="1.491cm" fo:min-width="0.355cm" fo:padding-top="0.142cm" fo:padding-bottom="0.142cm" fo:padding-left="0.267cm" fo:padding-right="0.267cm"/>
    </style:style>
    <style:style style:name="gr44" style:family="graphic" style:parent-style-name="standard">
      <style:graphic-properties svg:stroke-width="0.018cm" draw:marker-start-width="0.027cm" draw:marker-end-width="0.027cm" draw:fill="none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gr45" style:family="graphic" style:parent-style-name="standard">
      <style:graphic-properties svg:stroke-width="0.035cm" svg:stroke-color="#000000" draw:marker-start-width="0.252cm" draw:marker-end-width="0.252cm" draw:fill="solid" draw:fill-color="#7da7d8" draw:textarea-horizontal-align="justify" draw:textarea-vertical-align="middle" draw:auto-grow-height="false" fo:min-height="0.54cm" fo:min-width="1.117cm" fo:padding-top="0.142cm" fo:padding-bottom="0.142cm" fo:padding-left="0.267cm" fo:padding-right="0.267cm"/>
    </style:style>
    <style:style style:name="gr46" style:family="graphic" style:parent-style-name="objectwithoutfill">
      <style:graphic-properties svg:stroke-width="0.035cm" draw:marker-start-width="0.052cm" draw:marker-end-width="0.052cm" draw:fill="none" draw:textarea-vertical-align="middle" fo:padding-top="0.142cm" fo:padding-bottom="0.142cm" fo:padding-left="0.267cm" fo:padding-right="0.267cm"/>
    </style:style>
    <style:style style:name="gr47" style:family="graphic" style:parent-style-name="standard">
      <style:graphic-properties svg:stroke-width="0.035cm" svg:stroke-color="#000000" draw:marker-start-width="0.252cm" draw:marker-end-width="0.252cm" draw:fill="none" draw:fill-color="#cccccc" draw:textarea-horizontal-align="justify" draw:textarea-vertical-align="middle" draw:auto-grow-height="false" fo:min-height="3.471cm" fo:min-width="2.967cm" fo:padding-top="0.142cm" fo:padding-bottom="0.142cm" fo:padding-left="0.267cm" fo:padding-right="0.267cm"/>
    </style:style>
    <style:style style:name="gr48" style:family="graphic" style:parent-style-name="standard">
      <style:graphic-properties svg:stroke-width="0.028cm" draw:marker-start-width="0.042cm" draw:marker-end-width="0.042cm" draw:fill-color="#bcaed5" draw:textarea-horizontal-align="justify" draw:textarea-vertical-align="middle" draw:auto-grow-height="false" fo:min-height="0.23cm" fo:min-width="0.869cm" fo:padding-top="0.139cm" fo:padding-bottom="0.139cm" fo:padding-left="0.264cm" fo:padding-right="0.264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158cm" fo:min-width="0cm"/>
    </style:style>
    <style:style style:name="gr50" style:family="graphic" style:parent-style-name="standard">
      <style:graphic-properties svg:stroke-width="0.018cm" draw:marker-start-width="0.027cm" draw:marker-end-width="0.027cm" draw:fill="solid" draw:fill-color="#729fcf" draw:textarea-horizontal-align="justify" draw:textarea-vertical-align="middle" draw:auto-grow-height="false" fo:min-height="0cm" fo:min-width="0cm" fo:padding-top="0.134cm" fo:padding-bottom="0.134cm" fo:padding-left="0.259cm" fo:padding-right="0.259cm"/>
    </style:style>
    <style:style style:name="P1" style:family="paragraph">
      <loext:graphic-properties draw:fill="solid" draw:fill-color="#cccccc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0pt"/>
    </style:style>
    <style:style style:name="P4" style:family="paragraph">
      <loext:graphic-properties draw:fill-color="#89c765"/>
      <style:paragraph-properties fo:text-align="center"/>
      <style:text-properties fo:font-size="10pt"/>
    </style:style>
    <style:style style:name="P5" style:family="paragraph">
      <style:paragraph-properties fo:text-align="center"/>
      <style:text-properties fo:font-size="6pt"/>
    </style:style>
    <style:style style:name="P6" style:family="paragraph">
      <loext:graphic-properties draw:fill="solid" draw:fill-color="#fff9ae"/>
      <style:paragraph-properties fo:text-align="center"/>
      <style:text-properties fo:font-size="10pt"/>
    </style:style>
    <style:style style:name="P7" style:family="paragraph">
      <loext:graphic-properties draw:fill-color="#dfcce4"/>
      <style:paragraph-properties fo:text-align="center"/>
    </style:style>
    <style:style style:name="P8" style:family="paragraph">
      <loext:graphic-properties draw:fill="solid" draw:fill-color="#7da7d8"/>
      <style:paragraph-properties fo:text-align="center"/>
      <style:text-properties fo:font-size="10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style:paragraph-properties fo:text-align="end"/>
      <style:text-properties fo:font-size="8pt"/>
    </style:style>
    <style:style style:name="P11" style:family="paragraph">
      <loext:graphic-properties draw:fill="none" draw:fill-color="#ffffff"/>
      <style:paragraph-properties fo:text-align="end"/>
      <style:text-properties fo:font-size="8pt" style:font-size-asian="12pt" style:font-size-complex="12pt"/>
    </style:style>
    <style:style style:name="P12" style:family="paragraph">
      <style:paragraph-properties fo:text-align="start"/>
      <style:text-properties fo:font-size="8pt"/>
    </style:style>
    <style:style style:name="P13" style:family="paragraph">
      <loext:graphic-properties draw:fill="none" draw:fill-color="#ffffff"/>
      <style:paragraph-properties fo:text-align="start"/>
      <style:text-properties fo:font-size="8pt" style:font-size-asian="12pt" style:font-size-complex="12pt"/>
    </style:style>
    <style:style style:name="P14" style:family="paragraph">
      <style:paragraph-properties fo:text-align="center"/>
      <style:text-properties fo:font-size="8pt" style:font-size-asian="13pt" style:font-size-complex="13pt"/>
    </style:style>
    <style:style style:name="P15" style:family="paragraph">
      <style:paragraph-properties fo:text-align="center"/>
      <style:text-properties fo:font-size="10pt" style:font-size-asian="13pt" style:font-size-complex="13pt"/>
    </style:style>
    <style:style style:name="P16" style:family="paragraph">
      <loext:graphic-properties draw:fill-color="#8ccfb7"/>
      <style:paragraph-properties fo:text-align="center"/>
      <style:text-properties fo:font-size="10pt" style:font-size-asian="13pt" style:font-size-complex="13pt"/>
    </style:style>
    <style:style style:name="P17" style:family="paragraph">
      <style:paragraph-properties fo:text-align="end"/>
      <style:text-properties fo:font-size="6pt" style:font-size-asian="6pt" style:font-size-complex="6pt"/>
    </style:style>
    <style:style style:name="P18" style:family="paragraph">
      <loext:graphic-properties draw:fill="none" draw:fill-color="#ffffff"/>
      <style:paragraph-properties fo:text-align="end"/>
      <style:text-properties fo:font-size="6pt" style:font-size-asian="6pt" style:font-size-complex="6pt"/>
    </style:style>
    <style:style style:name="P19" style:family="paragraph">
      <style:paragraph-properties fo:text-align="start"/>
      <style:text-properties fo:font-size="6pt" style:font-size-asian="6pt" style:font-size-complex="6pt"/>
    </style:style>
    <style:style style:name="P20" style:family="paragraph">
      <loext:graphic-properties draw:fill="none" draw:fill-color="#ffffff"/>
      <style:paragraph-properties fo:text-align="start"/>
      <style:text-properties fo:font-size="6pt" style:font-size-asian="6pt" style:font-size-complex="6pt"/>
    </style:style>
    <style:style style:name="P21" style:family="paragraph">
      <style:paragraph-properties fo:text-align="center"/>
      <style:text-properties fo:font-size="8pt" style:font-size-asian="10pt" style:font-size-complex="10pt"/>
    </style:style>
    <style:style style:name="P22" style:family="paragraph">
      <loext:graphic-properties draw:fill="solid" draw:fill-color="#729fcf"/>
      <style:paragraph-properties fo:text-align="center"/>
      <style:text-properties fo:font-size="8pt" style:font-size-asian="10pt" style:font-size-complex="10pt"/>
    </style:style>
    <style:style style:name="P23" style:family="paragraph">
      <style:paragraph-properties fo:text-align="center"/>
      <style:text-properties fo:font-size="6pt" style:font-size-asian="6pt" style:font-size-complex="6pt"/>
    </style:style>
    <style:style style:name="P24" style:family="paragraph">
      <loext:graphic-properties draw:fill-color="#f9a870"/>
      <style:paragraph-properties fo:text-align="center"/>
      <style:text-properties fo:font-size="6pt" style:font-size-asian="6pt" style:font-size-complex="6pt"/>
    </style:style>
    <style:style style:name="P25" style:family="paragraph">
      <style:paragraph-properties fo:text-align="end"/>
      <style:text-properties fo:font-size="4pt"/>
    </style:style>
    <style:style style:name="P26" style:family="paragraph">
      <loext:graphic-properties draw:fill="none" draw:fill-color="#ffffff"/>
      <style:paragraph-properties fo:text-align="end"/>
      <style:text-properties fo:font-size="4pt" style:font-size-asian="12pt" style:font-size-complex="12pt"/>
    </style:style>
    <style:style style:name="P27" style:family="paragraph">
      <style:paragraph-properties fo:text-align="start"/>
      <style:text-properties fo:font-size="4pt"/>
    </style:style>
    <style:style style:name="P28" style:family="paragraph">
      <loext:graphic-properties draw:fill="none" draw:fill-color="#ffffff"/>
      <style:paragraph-properties fo:text-align="start"/>
      <style:text-properties fo:font-size="4pt" style:font-size-asian="12pt" style:font-size-complex="12pt"/>
    </style:style>
    <style:style style:name="P29" style:family="paragraph">
      <style:text-properties fo:font-size="12pt"/>
    </style:style>
    <style:style style:name="P30" style:family="paragraph">
      <loext:graphic-properties draw:fill="none" draw:fill-color="#ffffff"/>
      <style:text-properties fo:font-size="12pt"/>
    </style:style>
    <style:style style:name="P31" style:family="paragraph">
      <style:text-properties fo:font-size="8pt" style:font-size-asian="10pt" style:font-size-complex="10pt"/>
    </style:style>
    <style:style style:name="P32" style:family="paragraph">
      <loext:graphic-properties draw:fill="none" draw:fill-color="#ffffff"/>
      <style:text-properties fo:font-size="8pt" style:font-size-asian="10pt" style:font-size-complex="10pt"/>
    </style:style>
    <style:style style:name="P33" style:family="paragraph">
      <style:text-properties fo:font-size="14pt" style:font-size-asian="14pt" style:font-size-complex="14pt"/>
    </style:style>
    <style:style style:name="P34" style:family="paragraph">
      <loext:graphic-properties draw:fill="none" draw:fill-color="#ffffff"/>
      <style:text-properties fo:font-size="14pt" style:font-size-asian="14pt" style:font-size-complex="14pt"/>
    </style:style>
    <style:style style:name="P35" style:family="paragraph">
      <loext:graphic-properties draw:fill="solid" draw:fill-color="#f37b70"/>
      <style:paragraph-properties fo:text-align="center"/>
      <style:text-properties fo:font-size="10pt"/>
    </style:style>
    <style:style style:name="P36" style:family="paragraph">
      <style:paragraph-properties fo:text-align="center"/>
      <style:text-properties fo:font-size="10pt" style:font-size-asian="6pt" style:font-size-complex="6pt"/>
    </style:style>
    <style:style style:name="P37" style:family="paragraph">
      <loext:graphic-properties draw:fill-color="#f9a870"/>
      <style:paragraph-properties fo:text-align="center"/>
      <style:text-properties fo:font-size="10pt" style:font-size-asian="6pt" style:font-size-complex="6pt"/>
    </style:style>
    <style:style style:name="P38" style:family="paragraph">
      <loext:graphic-properties draw:fill-color="#bd7cb5"/>
      <style:paragraph-properties fo:text-align="center"/>
      <style:text-properties fo:font-size="10pt"/>
    </style:style>
    <style:style style:name="P39" style:family="paragraph">
      <style:paragraph-properties fo:margin-left="0cm" fo:margin-right="0cm" fo:text-align="center" fo:text-indent="0cm"/>
      <style:text-properties fo:font-size="10pt"/>
    </style:style>
    <style:style style:name="P40" style:family="paragraph">
      <loext:graphic-properties draw:fill-color="#f9a870"/>
      <style:paragraph-properties fo:margin-left="0cm" fo:margin-right="0cm" fo:text-align="center" fo:text-indent="0cm"/>
      <style:text-properties fo:font-size="10pt"/>
    </style:style>
    <style:style style:name="P41" style:family="paragraph">
      <style:text-properties fo:font-size="4pt"/>
    </style:style>
    <style:style style:name="P42" style:family="paragraph">
      <loext:graphic-properties draw:fill="none" draw:fill-color="#ffffff"/>
      <style:text-properties fo:font-size="4pt"/>
    </style:style>
    <style:style style:name="P43" style:family="paragraph">
      <loext:graphic-properties draw:fill="none" draw:fill-color="#cccccc"/>
      <style:paragraph-properties fo:text-align="center"/>
    </style:style>
    <style:style style:name="P44" style:family="paragraph">
      <loext:graphic-properties draw:fill-color="#bcaed5"/>
      <style:paragraph-properties fo:text-align="center"/>
      <style:text-properties fo:font-size="10pt"/>
    </style:style>
    <style:style style:name="T1" style:family="text">
      <style:text-properties style:font-size-asian="12pt" style:font-size-complex="12pt"/>
    </style:style>
    <style:style style:name="T2" style:family="text">
      <style:text-properties style:font-size-asian="13pt" style:font-size-complex="13pt"/>
    </style:style>
    <style:style style:name="T3" style:family="text">
      <style:text-properties fo:font-size="6pt" style:font-size-asian="6pt" style:font-size-complex="6pt"/>
    </style:style>
    <style:style style:name="T4" style:family="text">
      <style:text-properties style:font-size-asian="10pt" style:font-size-complex="10pt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style:font-size-asian="6pt" style:font-size-complex="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0.922cm" svg:height="5.334cm" svg:x="14.05cm" svg:y="6.969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path-stretchpoint-x="10800" draw:path-stretchpoint-y="10800" draw:text-areas="?f3 ?f4 ?f5 ?f6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0cm 3.413cm" svg:x1="16.332cm" svg:y1="9.985cm" svg:x2="13.432cm" svg:y2="7.687cm" draw:start-shape="id1" draw:start-glue-point="0" draw:end-shape="id2" draw:end-glue-point="3" svg:d="M16332 9985v-694h4v-1604h-2904" svg:viewBox="0 0 2905 2299">
          <text:p/>
        </draw:connector>
        <draw:connector draw:style-name="gr2" draw:text-style-name="P2" draw:layer="layout" draw:line-skew="0cm 3.159cm" svg:x1="16.078cm" svg:y1="11.56cm" svg:x2="13.432cm" svg:y2="7.687cm" draw:start-shape="id3" draw:start-glue-point="0" draw:end-shape="id2" draw:end-glue-point="3" svg:d="M16078 11560v-1481h4v-2392h-2650" svg:viewBox="0 0 2651 3874">
          <text:p/>
        </draw:connector>
        <draw:custom-shape draw:style-name="gr3" draw:text-style-name="P1" draw:layer="layout" svg:width="11.303cm" svg:height="4.572cm" svg:x="14.002cm" svg:y="1.508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path-stretchpoint-x="10800" draw:path-stretchpoint-y="10800" draw:text-areas="?f3 ?f4 ?f5 ?f6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2" draw:text-style-name="P2" draw:layer="layout" draw:line-skew="0cm 4.402cm" svg:x1="17.113cm" svg:y1="4.864cm" svg:x2="13.22cm" svg:y2="2.227cm" draw:start-shape="id4" draw:start-glue-point="0" draw:end-shape="id5" draw:end-glue-point="3" svg:d="M17113 4864v-1047-1590h-3893" svg:viewBox="0 0 3894 2638">
          <text:p/>
        </draw:connector>
        <draw:custom-shape draw:style-name="gr4" draw:text-style-name="P1" draw:layer="layout" svg:width="3.824cm" svg:height="2.99cm" svg:x="2.001cm" svg:y="1.275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onnector draw:style-name="gr5" draw:text-style-name="P2" draw:layer="layout" draw:line-skew="-0.091cm" svg:x1="17.93cm" svg:y1="3.057cm" svg:x2="19.654cm" svg:y2="3.349cm" draw:start-shape="id6" draw:start-glue-point="5" draw:end-shape="id7" svg:d="M17930 3057h771v292h953" svg:viewBox="0 0 1725 293">
          <text:p/>
        </draw:connector>
        <draw:connector draw:style-name="gr5" draw:text-style-name="P2" draw:layer="layout" draw:line-skew="-0.122cm" svg:x1="17.93cm" svg:y1="2.962cm" svg:x2="19.463cm" svg:y2="2.968cm" draw:start-shape="id6" draw:start-glue-point="4" draw:end-shape="id8" draw:end-glue-point="3" svg:d="M17930 2962h644v6h889" svg:viewBox="0 0 1534 7">
          <text:p/>
        </draw:connector>
        <draw:connector draw:style-name="gr5" draw:text-style-name="P2" draw:layer="layout" draw:line-skew="-0.281cm" svg:x1="17.93cm" svg:y1="3.152cm" svg:x2="19.781cm" svg:y2="3.73cm" draw:start-shape="id6" draw:start-glue-point="6" draw:end-shape="id9" draw:end-glue-point="3" svg:d="M17930 3152h644v578h1207" svg:viewBox="0 0 1852 579">
          <text:p/>
        </draw:connector>
        <draw:connector draw:style-name="gr5" draw:text-style-name="P2" draw:layer="layout" draw:line-skew="-0.884cm" svg:x1="17.93cm" svg:y1="4.102cm" svg:x2="20.225cm" svg:y2="5.381cm" draw:start-shape="id6" draw:start-glue-point="15" draw:end-shape="id10" draw:end-glue-point="3" svg:d="M17930 4102h263v1279h2032" svg:viewBox="0 0 2296 1280">
          <text:p/>
        </draw:connector>
        <draw:g xml:id="id10" draw:id="id10">
          <draw:glue-point draw:id="4" svg:x="-5cm" svg:y="-2.992cm"/>
          <draw:glue-point draw:id="5" svg:x="-5cm" svg:y="3.007cm"/>
          <draw:glue-point draw:id="6" svg:x="5.099cm" svg:y="-2.992cm"/>
          <draw:custom-shape draw:style-name="gr6" draw:text-style-name="P4" draw:layer="layout" svg:width="1.333cm" svg:height="0.635cm" svg:x="20.225cm" svg:y="5.064cm">
            <draw:glue-point draw:id="4" svg:x="-4.996cm" svg:y="-2.5cm"/>
            <draw:glue-point draw:id="5" svg:x="-4.996cm" svg:y="2.5cm"/>
            <text:p text:style-name="P3">MACC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4cm" svg:height="0.381cm" draw:transform="rotate (1.5707963267949) translate (21.558cm 5.698cm)">
            <text:p text:style-name="P5">ReLU</text:p>
            <draw:enhanced-geometry svg:viewBox="0 0 21600 21600" draw:type="rectangle" draw:enhanced-path="M 0 0 L 21600 0 21600 21600 0 21600 0 0 Z N"/>
          </draw:custom-shape>
        </draw:g>
        <draw:g xml:id="id9" draw:id="id9">
          <draw:glue-point draw:id="4" svg:x="-5cm" svg:y="-2.992cm"/>
          <draw:glue-point draw:id="5" svg:x="-5cm" svg:y="3.007cm"/>
          <draw:glue-point draw:id="6" svg:x="5cm" svg:y="-2.992cm"/>
          <draw:custom-shape draw:style-name="gr6" draw:text-style-name="P4" draw:layer="layout" svg:width="1.333cm" svg:height="0.635cm" svg:x="19.781cm" svg:y="3.413cm">
            <draw:glue-point draw:id="4" svg:x="-4.996cm" svg:y="-2.5cm"/>
            <draw:glue-point draw:id="5" svg:x="-4.996cm" svg:y="2.5cm"/>
            <text:p text:style-name="P3">MACC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4cm" svg:height="0.381cm" draw:transform="rotate (1.5707963267949) translate (21.114cm 4.047cm)">
            <text:p text:style-name="P5">ReLU</text:p>
            <draw:enhanced-geometry svg:viewBox="0 0 21600 21600" draw:type="rectangle" draw:enhanced-path="M 0 0 L 21600 0 21600 21600 0 21600 0 0 Z N"/>
          </draw:custom-shape>
        </draw:g>
        <draw:g xml:id="id7" draw:id="id7">
          <draw:glue-point draw:id="4" svg:x="-5cm" svg:y="-2.992cm"/>
          <draw:glue-point draw:id="5" svg:x="-5cm" svg:y="3.007cm"/>
          <draw:glue-point draw:id="6" svg:x="5cm" svg:y="-2.992cm"/>
          <draw:custom-shape draw:style-name="gr6" draw:text-style-name="P4" draw:layer="layout" svg:width="1.333cm" svg:height="0.635cm" svg:x="19.654cm" svg:y="3.032cm">
            <draw:glue-point draw:id="4" svg:x="-4.996cm" svg:y="-2.5cm"/>
            <draw:glue-point draw:id="5" svg:x="-4.996cm" svg:y="2.5cm"/>
            <text:p text:style-name="P3">MACC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4cm" svg:height="0.381cm" draw:transform="rotate (1.5707963267949) translate (20.987cm 3.666cm)">
            <text:p text:style-name="P5">ReLU</text:p>
            <draw:enhanced-geometry svg:viewBox="0 0 21600 21600" draw:type="rectangle" draw:enhanced-path="M 0 0 L 21600 0 21600 21600 0 21600 0 0 Z N"/>
          </draw:custom-shape>
        </draw:g>
        <draw:custom-shape draw:style-name="gr8" draw:text-style-name="P6" xml:id="id12" draw:id="id12" draw:layer="layout" svg:width="1.397cm" svg:height="1.143cm" svg:x="14.383cm" svg:y="2.959cm">
          <text:p text:style-name="P3">Zero-</text:p>
          <text:p text:style-name="P3">Padding</text:p>
          <draw:enhanced-geometry svg:viewBox="0 0 21600 21600" draw:type="rectangle" draw:enhanced-path="M 0 0 L 21600 0 21600 21600 0 21600 0 0 Z N"/>
        </draw:custom-shape>
        <draw:connector draw:style-name="gr9" draw:text-style-name="P7" draw:layer="layout" draw:line-skew="0.128cm" svg:x1="17.938cm" svg:y1="4.923cm" svg:x2="19.464cm" svg:y2="3.126cm" draw:start-shape="id4" draw:start-glue-point="4" draw:end-shape="id11" draw:end-glue-point="5" svg:d="M17938 4923h890v-1797h636" svg:viewBox="0 0 1527 1798">
          <text:p/>
        </draw:connector>
        <draw:connector draw:style-name="gr10" draw:text-style-name="P3" draw:layer="layout" svg:x1="15.78cm" svg:y1="3.53cm" svg:x2="16.28cm" svg:y2="3.532cm" draw:start-shape="id12" draw:start-glue-point="1" draw:end-shape="id6" draw:end-glue-point="3" svg:d="M15780 3530h249v2h251" svg:viewBox="0 0 501 3">
          <text:p/>
        </draw:connector>
        <draw:custom-shape draw:style-name="gr11" draw:text-style-name="P8" xml:id="id6" draw:id="id6" draw:layer="layout" svg:width="1.651cm" svg:height="1.332cm" svg:x="16.28cm" svg:y="2.866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3">Slice/</text:p>
          <text:p text:style-name="P3">Broadcast</text:p>
          <draw:enhanced-geometry svg:viewBox="0 0 21600 21600" draw:type="rectangle" draw:enhanced-path="M 0 0 L 21600 0 21600 21600 0 21600 0 0 Z N"/>
        </draw:custom-shape>
        <draw:g xml:id="id8" draw:id="id8">
          <draw:glue-point draw:id="4" svg:x="5.099cm" svg:y="-2.992cm"/>
          <draw:custom-shape draw:style-name="gr6" draw:text-style-name="P4" xml:id="id11" draw:id="id11" draw:layer="layout" svg:width="1.333cm" svg:height="0.635cm" svg:x="19.463cm" svg:y="2.651cm">
            <draw:glue-point draw:id="4" svg:x="-4.996cm" svg:y="-2.5cm"/>
            <draw:glue-point draw:id="5" svg:x="-4.996cm" svg:y="2.5cm"/>
            <text:p text:style-name="P3">MACC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4cm" svg:height="0.381cm" draw:transform="rotate (1.5707963267949) translate (20.796cm 3.285cm)">
            <text:p text:style-name="P5">ReLU</text:p>
            <draw:enhanced-geometry svg:viewBox="0 0 21600 21600" draw:type="rectangle" draw:enhanced-path="M 0 0 L 21600 0 21600 21600 0 21600 0 0 Z N"/>
          </draw:custom-shape>
        </draw:g>
        <draw:custom-shape draw:style-name="gr12" draw:text-style-name="P8" xml:id="id13" draw:id="id13" draw:layer="layout" svg:width="1.27cm" svg:height="1.016cm" svg:x="22.638cm" svg:y="3.223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3">Concat</text:p>
          <draw:enhanced-geometry svg:viewBox="0 0 21600 21600" draw:type="rectangle" draw:enhanced-path="M 0 0 L 21600 0 21600 21600 0 21600 0 0 Z N"/>
        </draw:custom-shape>
        <draw:connector draw:style-name="gr13" draw:text-style-name="P7" draw:layer="layout" draw:line-skew="0.036cm" svg:x1="17.938cm" svg:y1="4.923cm" svg:x2="19.654cm" svg:y2="3.539cm" draw:start-shape="id4" draw:start-glue-point="4" draw:end-shape="id7" draw:end-glue-point="5" svg:d="M17938 4923h894v-1384h822" svg:viewBox="0 0 1717 1385">
          <text:p/>
        </draw:connector>
        <draw:connector draw:style-name="gr13" draw:text-style-name="P7" draw:layer="layout" draw:line-skew="-0.022cm" svg:x1="17.938cm" svg:y1="4.923cm" svg:x2="19.781cm" svg:y2="3.92cm" draw:start-shape="id4" draw:start-glue-point="4" draw:end-shape="id9" draw:end-glue-point="5" svg:d="M17938 4923h899v-1003h944" svg:viewBox="0 0 1844 1004">
          <text:p/>
        </draw:connector>
        <draw:connector draw:style-name="gr13" draw:text-style-name="P7" draw:layer="layout" svg:x1="17.938cm" svg:y1="5.57cm" svg:x2="20.225cm" svg:y2="5.571cm" draw:start-shape="id4" draw:start-glue-point="14" draw:end-shape="id10" draw:end-glue-point="5" svg:d="M17938 5570h1143v1h1144" svg:viewBox="0 0 2288 2">
          <text:p/>
        </draw:connector>
        <draw:line draw:style-name="gr14" draw:text-style-name="P9" draw:layer="layout" svg:x1="20.606cm" svg:y1="4.175cm" svg:x2="20.86cm" svg:y2="4.81cm">
          <text:p/>
        </draw:line>
        <draw:line draw:style-name="gr15" draw:text-style-name="P9" draw:layer="layout" svg:x1="18.109cm" svg:y1="3.389cm" svg:x2="18.109cm" svg:y2="3.905cm">
          <text:p/>
        </draw:line>
        <draw:connector draw:style-name="gr16" draw:text-style-name="P2" draw:layer="layout" draw:line-skew="0.35cm" svg:x1="21.177cm" svg:y1="2.968cm" svg:x2="22.638cm" svg:y2="3.731cm" draw:start-shape="id8" draw:start-glue-point="1" draw:end-shape="id13" draw:end-glue-point="3" svg:d="M21177 2968h1080v763h381" svg:viewBox="0 0 1462 764">
          <text:p/>
        </draw:connector>
        <draw:connector draw:style-name="gr16" draw:text-style-name="P2" draw:layer="layout" draw:line-skew="0.255cm" svg:x1="21.368cm" svg:y1="3.349cm" svg:x2="22.638cm" svg:y2="3.731cm" draw:start-shape="id7" draw:start-glue-point="1" draw:end-shape="id13" draw:end-glue-point="3" svg:d="M21368 3349h890v382h380" svg:viewBox="0 0 1271 383">
          <text:p/>
        </draw:connector>
        <draw:connector draw:style-name="gr16" draw:text-style-name="P2" draw:layer="layout" draw:line-skew="0.191cm" svg:x1="21.495cm" svg:y1="3.73cm" svg:x2="22.638cm" svg:y2="3.731cm" draw:start-shape="id9" draw:start-glue-point="1" draw:end-shape="id13" draw:end-glue-point="3" svg:d="M21495 3730h762v1h381" svg:viewBox="0 0 1144 2">
          <text:p/>
        </draw:connector>
        <draw:connector draw:style-name="gr16" draw:text-style-name="P2" draw:layer="layout" draw:line-skew="-0.199cm -1.152cm 2.551cm" svg:x1="21.939cm" svg:y1="5.381cm" svg:x2="22.638cm" svg:y2="3.731cm" draw:start-shape="id10" draw:start-glue-point="1" draw:end-shape="id13" draw:end-glue-point="3" svg:d="M21939 5381h318v-317-1333h381" svg:viewBox="0 0 700 1651">
          <text:p/>
        </draw:connector>
        <draw:connector draw:style-name="gr17" draw:text-style-name="P2" draw:layer="layout" svg:x1="13.201cm" svg:y1="3.531cm" svg:x2="14.383cm" svg:y2="3.53cm" draw:end-shape="id12" draw:end-glue-point="3" svg:d="M13201 3531h332v-1h850" svg:viewBox="0 0 1183 2">
          <text:p/>
        </draw:connector>
        <draw:connector draw:style-name="gr17" draw:text-style-name="P2" draw:layer="layout" svg:x1="23.908cm" svg:y1="3.731cm" svg:x2="26.089cm" svg:y2="3.731cm" draw:start-shape="id13" draw:start-glue-point="1" svg:d="M23908 3731h2181" svg:viewBox="0 0 2182 1">
          <text:p/>
        </draw:connector>
        <draw:frame draw:style-name="gr18" draw:text-style-name="P11" draw:layer="layout" svg:width="1.476cm" svg:height="0.887cm" svg:x="12.605cm" svg:y="2.705cm">
          <draw:text-box>
            <text:p text:style-name="P10"><text:span text:style-name="T1">Image/</text:span></text:p>
            <text:p text:style-name="P10"><text:span text:style-name="T1">Featur</text:span><text:span text:style-name="T1">e</text:span></text:p>
          </draw:text-box>
        </draw:frame>
        <draw:frame draw:style-name="gr18" draw:text-style-name="P11" draw:layer="layout" svg:width="1.522cm" svg:height="0.887cm" svg:x="12.553cm" svg:y="4.429cm">
          <draw:text-box>
            <text:p text:style-name="P10"><text:span text:style-name="T1">Kernel</text:span></text:p>
            <text:p text:style-name="P10"><text:span text:style-name="T1">Weight</text:span><text:span text:style-name="T1">s</text:span></text:p>
          </draw:text-box>
        </draw:frame>
        <draw:frame draw:style-name="gr18" draw:text-style-name="P13" draw:layer="layout" svg:width="1.476cm" svg:height="0.887cm" svg:x="25.305cm" svg:y="2.905cm">
          <draw:text-box>
            <text:p text:style-name="P12"><text:span text:style-name="T1">Featur</text:span><text:span text:style-name="T1">e</text:span></text:p>
            <text:p text:style-name="P12"><text:span text:style-name="T1">Map</text:span></text:p>
          </draw:text-box>
        </draw:frame>
        <draw:custom-shape draw:style-name="gr19" draw:text-style-name="P14" xml:id="id16" draw:id="id16" draw:layer="layout" svg:width="0.381cm" svg:height="0.381cm" svg:x="2.509cm" svg:y="1.852cm">
          <text:p text:style-name="P14"><text:span text:style-name="T2">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4" xml:id="id17" draw:id="id17" draw:layer="layout" svg:width="0.381cm" svg:height="0.381cm" svg:x="2.777cm" svg:y="2.233cm">
          <text:p text:style-name="P14"><text:span text:style-name="T2">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4" xml:id="id19" draw:id="id19" draw:layer="layout" svg:width="0.381cm" svg:height="0.381cm" svg:x="3.666cm" svg:y="3.503cm">
          <text:p text:style-name="P14"><text:span text:style-name="T2">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19" draw:text-style-name="P14" xml:id="id18" draw:id="id18" draw:layer="layout" svg:width="0.381cm" svg:height="0.381cm" svg:x="3.031cm" svg:y="2.614cm">
          <text:p text:style-name="P14"><text:span text:style-name="T2">X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onnector draw:style-name="gr20" draw:text-style-name="P2" xml:id="id15" draw:id="id15" draw:layer="layout" draw:line-skew="0.509cm" svg:x1="15.162cm" svg:y1="2.227cm" svg:x2="15.081cm" svg:y2="2.959cm" draw:start-shape="id14" draw:start-glue-point="0" draw:end-shape="id12" draw:end-glue-point="0" svg:d="M15162 2227h-81v732" svg:viewBox="0 0 82 733">
          <text:p/>
        </draw:connector>
        <draw:connector draw:style-name="gr20" draw:text-style-name="P2" xml:id="id14" draw:id="id14" draw:layer="layout" draw:line-skew="0.509cm" svg:x1="13.22cm" svg:y1="2.227cm" svg:x2="17.105cm" svg:y2="2.866cm" draw:start-shape="id5" draw:start-glue-point="3" draw:end-shape="id6" draw:end-glue-point="0" svg:d="M13220 2227h3885v639" svg:viewBox="0 0 3886 640">
          <text:p/>
        </draw:connector>
        <draw:connector draw:style-name="gr20" draw:text-style-name="P2" draw:layer="layout" draw:line-skew="0.509cm -0.509cm" svg:x1="13.22cm" svg:y1="2.227cm" svg:x2="21.939cm" svg:y2="5.192cm" draw:start-shape="id5" draw:start-glue-point="3" draw:end-shape="id10" draw:end-glue-point="6" svg:d="M13220 2227h8910v2965h-191" svg:viewBox="0 0 8911 2966">
          <text:p/>
        </draw:connector>
        <draw:connector draw:style-name="gr20" draw:text-style-name="P2" draw:layer="layout" draw:line-skew="0.118cm" svg:x1="21.495cm" svg:y1="3.541cm" svg:x2="13.22cm" svg:y2="2.227cm" draw:start-shape="id9" draw:start-glue-point="6" svg:d="M21495 3541h635v-1314h-8910" svg:viewBox="0 0 8911 1315">
          <text:p/>
        </draw:connector>
        <draw:connector draw:style-name="gr20" draw:text-style-name="P2" draw:layer="layout" draw:line-skew="0.245cm" svg:x1="21.368cm" svg:y1="3.16cm" svg:x2="13.22cm" svg:y2="2.227cm" draw:start-shape="id7" draw:start-glue-point="6" svg:d="M21368 3160h762v-933h-8910" svg:viewBox="0 0 8911 934">
          <text:p/>
        </draw:connector>
        <draw:connector draw:style-name="gr20" draw:text-style-name="P2" xml:id="id5" draw:id="id5" draw:layer="layout" draw:line-skew="0.436cm 0.095cm" svg:x1="21.177cm" svg:y1="2.779cm" svg:x2="13.22cm" svg:y2="2.227cm" draw:start-shape="id8" draw:start-glue-point="4" svg:d="M21177 2779h953v-552h-8910" svg:viewBox="0 0 8911 553">
          <text:p/>
        </draw:connector>
        <draw:connector draw:style-name="gr20" draw:text-style-name="P2" draw:layer="layout" draw:line-skew="0.509cm" svg:x1="23.273cm" svg:y1="3.223cm" svg:x2="15.121cm" svg:y2="2.227cm" draw:start-shape="id13" draw:start-glue-point="0" draw:end-shape="id15" draw:end-glue-point="2" svg:d="M23273 3223v-996h-8152" svg:viewBox="0 0 8153 997">
          <text:p/>
        </draw:connector>
        <draw:frame draw:style-name="gr18" draw:text-style-name="P11" draw:layer="layout" svg:width="1.493cm" svg:height="0.887cm" svg:x="12.584cm" svg:y="1.425cm">
          <draw:text-box>
            <text:p text:style-name="P10"><text:span text:style-name="T1">G</text:span><text:span text:style-name="T1">e</text:span><text:span text:style-name="T1">n</text:span><text:span text:style-name="T1">e</text:span><text:span text:style-name="T1">ri</text:span><text:span text:style-name="T1">c</text:span></text:p>
            <text:p text:style-name="P10"><text:span text:style-name="T1">P</text:span><text:span text:style-name="T1">o</text:span><text:span text:style-name="T1">rt</text:span><text:span text:style-name="T1">s</text:span></text:p>
          </draw:text-box>
        </draw:frame>
        <draw:line draw:style-name="gr21" draw:text-style-name="P9" draw:layer="layout" svg:x1="3.388cm" svg:y1="3.071cm" svg:x2="3.633cm" svg:y2="3.421cm">
          <text:p/>
        </draw:line>
        <draw:connector draw:style-name="gr22" draw:text-style-name="P9" draw:layer="layout" draw:type="lines" svg:x1="1.29cm" svg:y1="2.044cm" svg:x2="2.509cm" svg:y2="2.043cm" draw:end-shape="id16" draw:end-glue-point="6" svg:d="M1290 2044l709-1h510" svg:viewBox="0 0 1220 2">
          <text:p/>
        </draw:connector>
        <draw:connector draw:style-name="gr23" draw:text-style-name="P2" draw:layer="layout" draw:line-skew="0.389cm" svg:x1="2.777cm" svg:y1="2.424cm" svg:x2="2.509cm" svg:y2="2.043cm" draw:start-shape="id17" draw:start-glue-point="6" draw:end-shape="id16" draw:end-glue-point="6" svg:d="M2777 2424h-389v-381h121" svg:viewBox="0 0 390 382">
          <text:p/>
        </draw:connector>
        <draw:connector draw:style-name="gr23" draw:text-style-name="P2" draw:layer="layout" draw:line-skew="0.389cm" svg:x1="3.031cm" svg:y1="2.805cm" svg:x2="2.509cm" svg:y2="2.043cm" draw:start-shape="id18" draw:start-glue-point="6" draw:end-shape="id16" draw:end-glue-point="6" svg:d="M3031 2805h-643v-762h121" svg:viewBox="0 0 644 763">
          <text:p/>
        </draw:connector>
        <draw:connector draw:style-name="gr23" draw:text-style-name="P2" draw:layer="layout" draw:line-skew="0.389cm" svg:x1="3.666cm" svg:y1="3.694cm" svg:x2="2.509cm" svg:y2="2.043cm" draw:start-shape="id19" draw:start-glue-point="6" draw:end-shape="id16" draw:end-glue-point="6" svg:d="M3666 3694h-1278v-1651h121" svg:viewBox="0 0 1279 1652">
          <text:p/>
        </draw:connector>
        <draw:line draw:style-name="gr21" draw:text-style-name="P9" draw:layer="layout" svg:x1="2.522cm" svg:y1="2.995cm" svg:x2="2.522cm" svg:y2="3.482cm">
          <text:p/>
        </draw:line>
        <draw:connector draw:style-name="gr24" draw:text-style-name="P2" draw:layer="layout" draw:line-skew="-0.509cm 0.51cm" svg:x1="2.7cm" svg:y1="2.233cm" svg:x2="1.252cm" svg:y2="3.995cm" draw:start-shape="id16" draw:start-glue-point="8" draw:end-shape="id20" draw:end-glue-point="3" svg:d="M2700 2233v1782h-1447v-20h-1" svg:viewBox="0 0 1449 1783">
          <text:p/>
        </draw:connector>
        <draw:connector draw:style-name="gr24" draw:text-style-name="P2" xml:id="id20" draw:id="id20" draw:layer="layout" draw:line-skew="0.456cm" svg:x1="2.968cm" svg:y1="2.614cm" svg:x2="1.252cm" svg:y2="3.995cm" draw:start-shape="id17" draw:start-glue-point="8" svg:d="M2968 2614v1401h-1716v-20" svg:viewBox="0 0 1717 1402">
          <text:p/>
        </draw:connector>
        <draw:connector draw:style-name="gr24" draw:text-style-name="P2" xml:id="id21" draw:id="id21" draw:layer="layout" draw:line-skew="-0.509cm" svg:x1="3.222cm" svg:y1="2.995cm" svg:x2="2.11cm" svg:y2="4.015cm" draw:start-shape="id18" draw:start-glue-point="8" draw:end-shape="id20" draw:end-glue-point="0" svg:d="M3222 2995v1020h-1112" svg:viewBox="0 0 1113 1021">
          <text:p/>
        </draw:connector>
        <draw:connector draw:style-name="gr24" draw:text-style-name="P2" draw:layer="layout" draw:line-skew="-0.509cm" svg:x1="3.857cm" svg:y1="3.884cm" svg:x2="2.666cm" svg:y2="4.015cm" draw:start-shape="id19" draw:start-glue-point="8" draw:end-shape="id21" draw:end-glue-point="0" svg:d="M3857 3884v131h-1191" svg:viewBox="0 0 1192 132">
          <text:p/>
        </draw:connector>
        <draw:line draw:style-name="gr25" draw:text-style-name="P9" draw:layer="layout" svg:x1="3.599cm" svg:y1="3.936cm" svg:x2="3.274cm" svg:y2="3.936cm">
          <text:p/>
        </draw:line>
        <draw:custom-shape draw:style-name="gr26" draw:text-style-name="P16" xml:id="id22" draw:id="id22" draw:layer="layout" svg:width="0.381cm" svg:height="0.381cm" svg:x="3.412cm" svg:y="1.852cm">
          <text:p text:style-name="P15"><text:span text:style-name="T2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6" xml:id="id23" draw:id="id23" draw:layer="layout" svg:width="0.381cm" svg:height="0.381cm" svg:x="4.047cm" svg:y="1.852cm">
          <text:p text:style-name="P15"><text:span text:style-name="T2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custom-shape draw:style-name="gr26" draw:text-style-name="P16" xml:id="id24" draw:id="id24" draw:layer="layout" svg:width="0.381cm" svg:height="0.381cm" svg:x="5.263cm" svg:y="1.852cm">
          <text:p text:style-name="P15"><text:span text:style-name="T2">+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  <draw:line draw:style-name="gr21" draw:text-style-name="P9" draw:layer="layout" svg:x1="4.673cm" svg:y1="2.045cm" svg:x2="5.025cm" svg:y2="2.045cm">
          <text:p/>
        </draw:line>
        <draw:connector draw:style-name="gr23" draw:text-style-name="P2" draw:layer="layout" svg:x1="2.89cm" svg:y1="2.043cm" svg:x2="3.412cm" svg:y2="2.043cm" draw:start-shape="id16" draw:start-glue-point="10" draw:end-shape="id22" draw:end-glue-point="6" svg:d="M2890 2043h522" svg:viewBox="0 0 523 1">
          <text:p/>
        </draw:connector>
        <draw:connector draw:style-name="gr23" draw:text-style-name="P2" draw:layer="layout" svg:x1="3.158cm" svg:y1="2.424cm" svg:x2="3.603cm" svg:y2="2.233cm" draw:start-shape="id17" draw:start-glue-point="10" draw:end-shape="id22" draw:end-glue-point="8" svg:d="M3158 2424h445v-191" svg:viewBox="0 0 446 192">
          <text:p/>
        </draw:connector>
        <draw:connector draw:style-name="gr23" draw:text-style-name="P2" draw:layer="layout" svg:x1="3.412cm" svg:y1="2.805cm" svg:x2="4.238cm" svg:y2="2.233cm" draw:start-shape="id18" draw:start-glue-point="10" draw:end-shape="id23" draw:end-glue-point="8" svg:d="M3412 2805h826v-572" svg:viewBox="0 0 827 573">
          <text:p/>
        </draw:connector>
        <draw:connector draw:style-name="gr23" draw:text-style-name="P2" draw:layer="layout" svg:x1="3.793cm" svg:y1="2.043cm" svg:x2="4.047cm" svg:y2="2.043cm" draw:start-shape="id22" draw:start-glue-point="10" draw:end-shape="id23" draw:end-glue-point="6" svg:d="M3793 2043h254" svg:viewBox="0 0 255 1">
          <text:p/>
        </draw:connector>
        <draw:connector draw:style-name="gr22" draw:text-style-name="P9" draw:layer="layout" draw:type="line" svg:x1="4.428cm" svg:y1="2.043cm" svg:x2="4.535cm" svg:y2="2.044cm" draw:start-shape="id23" draw:start-glue-point="10" svg:d="M4428 2043l107 1" svg:viewBox="0 0 108 2">
          <text:p/>
        </draw:connector>
        <draw:connector draw:style-name="gr22" draw:text-style-name="P9" draw:layer="layout" draw:type="line" svg:x1="5.263cm" svg:y1="2.043cm" svg:x2="5.191cm" svg:y2="2.043cm" draw:start-shape="id24" draw:start-glue-point="6" svg:d="M5263 2043h-72" svg:viewBox="0 0 73 1">
          <text:p/>
        </draw:connector>
        <draw:connector draw:style-name="gr23" draw:text-style-name="P2" draw:layer="layout" svg:x1="4.047cm" svg:y1="3.694cm" svg:x2="5.454cm" svg:y2="2.233cm" draw:start-shape="id19" draw:start-glue-point="10" draw:end-shape="id24" draw:end-glue-point="8" svg:d="M4047 3694h1407v-1461" svg:viewBox="0 0 1408 1462">
          <text:p/>
        </draw:connector>
        <draw:connector draw:style-name="gr22" draw:text-style-name="P9" draw:layer="layout" draw:type="line" svg:x1="5.644cm" svg:y1="2.043cm" svg:x2="6.631cm" svg:y2="2.038cm" draw:start-shape="id24" draw:start-glue-point="10" svg:d="M5644 2043l987-5" svg:viewBox="0 0 988 6">
          <text:p/>
        </draw:connector>
        <draw:line draw:style-name="gr21" draw:text-style-name="P9" draw:layer="layout" svg:x1="4.554cm" svg:y1="2.801cm" svg:x2="5.156cm" svg:y2="2.801cm">
          <text:p/>
        </draw:line>
        <draw:line draw:style-name="gr21" draw:text-style-name="P9" draw:layer="layout" svg:x1="4.173cm" svg:y1="2.995cm" svg:x2="4.173cm" svg:y2="3.482cm">
          <text:p/>
        </draw:line>
        <draw:frame draw:style-name="gr18" draw:text-style-name="P18" draw:layer="layout" svg:width="1.306cm" svg:height="0.727cm" svg:x="0.836cm" svg:y="1.979cm">
          <draw:text-box>
            <text:p text:style-name="P17"><text:span text:style-name="T3">Image</text:span></text:p>
            <text:p text:style-name="P17"><text:span text:style-name="T3">Neurons</text:span></text:p>
          </draw:text-box>
        </draw:frame>
        <draw:frame draw:style-name="gr18" draw:text-style-name="P18" draw:layer="layout" svg:width="1.264cm" svg:height="0.727cm" svg:x="0.872cm" svg:y="3.376cm">
          <draw:text-box>
            <text:p text:style-name="P17"><text:span text:style-name="T3">Kernel</text:span></text:p>
            <text:p text:style-name="P17"><text:span text:style-name="T3">Weights</text:span></text:p>
          </draw:text-box>
        </draw:frame>
        <draw:frame draw:style-name="gr18" draw:text-style-name="P20" draw:layer="layout" svg:width="1.306cm" svg:height="0.727cm" svg:x="5.744cm" svg:y="1.943cm">
          <draw:text-box>
            <text:p text:style-name="P19"><text:span text:style-name="T3">Feature</text:span></text:p>
            <text:p text:style-name="P19"><text:span text:style-name="T3">Neurons</text:span></text:p>
          </draw:text-box>
        </draw:frame>
        <draw:custom-shape draw:style-name="gr27" draw:text-style-name="P1" draw:layer="layout" svg:width="0.889cm" svg:height="1.683cm" svg:x="8.841cm" svg:y="1.349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8" draw:text-style-name="P22" xml:id="id25" draw:id="id25" draw:layer="layout" svg:width="0.381cm" svg:height="0.381cm" svg:x="9.067cm" svg:y="2.592cm">
          <text:p text:style-name="P21"><text:span text:style-name="T4">&lt;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9" draw:text-style-name="P24" xml:id="id26" draw:id="id26" draw:layer="layout" svg:width="0.762cm" svg:height="0.254cm" draw:transform="rotate (1.5707963267949) translate (9.398cm 2.452cm)">
          <draw:glue-point draw:id="8" svg:x="-5cm" svg:y="-3.333cm"/>
          <draw:glue-point draw:id="9" svg:x="-5cm" svg:y="3.333cm"/>
          <text:p text:style-name="P23"><text:span text:style-name="T3">M</text:span><text:span text:style-name="T3">U</text:span><text:span text:style-name="T3">X</text:span></text:p>
          <draw:enhanced-geometry svg:viewBox="0 0 21600 21600" draw:glue-points="?f6 10800 10800 21600 ?f5 10800 10800 0" draw:text-areas="?f3 ?f3 ?f4 ?f4" draw:type="trapezoid" draw:modifiers="3905.660377358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connector draw:style-name="gr30" draw:text-style-name="P2" draw:layer="layout" svg:x1="9.448cm" svg:y1="2.783cm" svg:x2="9.525cm" svg:y2="2.384cm" draw:start-shape="id25" draw:start-glue-point="10" draw:end-shape="id26" draw:end-glue-point="6" svg:d="M9448 2783h77v-399" svg:viewBox="0 0 78 400">
          <text:p/>
        </draw:connector>
        <draw:connector draw:style-name="gr22" draw:text-style-name="P9" draw:layer="layout" draw:type="line" svg:x1="9.398cm" svg:y1="1.818cm" svg:x2="8.55cm" svg:y2="1.815cm" draw:start-shape="id26" draw:start-glue-point="8" svg:d="M9398 1818l-848-3" svg:viewBox="0 0 849 4">
          <text:p/>
        </draw:connector>
        <draw:connector draw:style-name="gr22" draw:text-style-name="P9" draw:layer="layout" draw:type="line" svg:x1="9.652cm" svg:y1="2.071cm" svg:x2="10.077cm" svg:y2="2.073cm" draw:start-shape="id26" draw:start-glue-point="5" svg:d="M9652 2071l425 2" svg:viewBox="0 0 426 3">
          <text:p/>
        </draw:connector>
        <draw:connector draw:style-name="gr23" draw:text-style-name="P2" draw:layer="layout" draw:line-skew="0.198cm" svg:x1="9.398cm" svg:y1="2.324cm" svg:x2="9.071cm" svg:y2="2.42cm" draw:start-shape="id26" draw:start-glue-point="9" svg:d="M9398 2324h-311v96h-16" svg:viewBox="0 0 328 97">
          <text:p/>
        </draw:connector>
        <draw:connector draw:style-name="gr31" draw:text-style-name="P2" draw:layer="layout" svg:x1="9.258cm" svg:y1="2.592cm" svg:x2="9.398cm" svg:y2="2.324cm" draw:start-shape="id25" draw:start-glue-point="4" draw:end-shape="id26" draw:end-glue-point="9" svg:d="M9258 2592v-268h140" svg:viewBox="0 0 141 269">
          <text:p/>
        </draw:connector>
        <draw:connector draw:style-name="gr23" draw:text-style-name="P2" draw:layer="layout" draw:line-skew="0.411cm" svg:x1="9.067cm" svg:y1="2.783cm" svg:x2="9.398cm" svg:y2="1.818cm" draw:start-shape="id25" draw:start-glue-point="6" draw:end-shape="id26" draw:end-glue-point="8" svg:d="M9067 2783h-99v-965h430" svg:viewBox="0 0 431 966">
          <text:p/>
        </draw:connector>
        <draw:g>
          <draw:line draw:style-name="gr22" draw:text-style-name="P9" draw:layer="layout" svg:x1="9.159cm" svg:y1="2.42cm" svg:x2="9.032cm" svg:y2="2.42cm">
            <text:p/>
          </draw:line>
          <draw:line draw:style-name="gr22" draw:text-style-name="P9" draw:layer="layout" svg:x1="9.139cm" svg:y1="2.452cm" svg:x2="9.053cm" svg:y2="2.452cm">
            <text:p/>
          </draw:line>
          <draw:line draw:style-name="gr22" draw:text-style-name="P9" draw:layer="layout" svg:x1="9.119cm" svg:y1="2.484cm" svg:x2="9.069cm" svg:y2="2.484cm">
            <text:p/>
          </draw:line>
        </draw:g>
        <draw:frame draw:style-name="gr18" draw:text-style-name="P26" draw:layer="layout" svg:width="0.955cm" svg:height="0.565cm" svg:x="8.041cm" svg:y="1.707cm">
          <draw:text-box>
            <text:p text:style-name="P25"><text:span text:style-name="T1">Input</text:span></text:p>
            <text:p text:style-name="P25"><text:span text:style-name="T1">Neuron</text:span></text:p>
          </draw:text-box>
        </draw:frame>
        <draw:frame draw:style-name="gr18" draw:text-style-name="P28" draw:layer="layout" svg:width="1.074cm" svg:height="0.565cm" svg:x="9.578cm" svg:y="1.965cm">
          <draw:text-box>
            <text:p text:style-name="P27"><text:span text:style-name="T1">Activated</text:span></text:p>
            <text:p text:style-name="P27"><text:span text:style-name="T1">Neuron</text:span></text:p>
          </draw:text-box>
        </draw:frame>
        <draw:frame draw:style-name="gr18" draw:text-style-name="P30" draw:layer="layout" svg:width="1.747cm" svg:height="0.725cm" svg:x="3.031cm" svg:y="1.127cm">
          <draw:text-box>
            <text:p text:style-name="P29">MACC</text:p>
          </draw:text-box>
        </draw:frame>
        <draw:frame draw:style-name="gr18" draw:text-style-name="P32" draw:layer="layout" svg:width="1.222cm" svg:height="0.569cm" svg:x="8.687cm" svg:y="1.249cm">
          <draw:text-box>
            <text:p text:style-name="P31"><text:span text:style-name="T4">ReLU</text:span></text:p>
          </draw:text-box>
        </draw:frame>
        <draw:frame draw:style-name="gr18" draw:text-style-name="P34" draw:layer="layout" svg:width="3.118cm" svg:height="0.806cm" svg:x="17.669cm" svg:y="1.381cm">
          <draw:text-box>
            <text:p text:style-name="P33"><text:span text:style-name="T5">Co</text:span><text:span text:style-name="T5">nvo</text:span><text:span text:style-name="T5">luti</text:span><text:span text:style-name="T5">on</text:span></text:p>
          </draw:text-box>
        </draw:frame>
        <draw:custom-shape draw:style-name="gr32" draw:text-style-name="P6" xml:id="id27" draw:id="id27" draw:layer="layout" svg:width="1.397cm" svg:height="1.143cm" svg:x="14.298cm" svg:y="8.22cm">
          <text:p text:style-name="P3">Zero-</text:p>
          <text:p text:style-name="P3">Padding</text:p>
          <draw:enhanced-geometry svg:viewBox="0 0 21600 21600" draw:type="rectangle" draw:enhanced-path="M 0 0 L 21600 0 21600 21600 0 21600 0 0 Z N"/>
        </draw:custom-shape>
        <draw:connector draw:style-name="gr10" draw:text-style-name="P3" draw:layer="layout" svg:x1="15.695cm" svg:y1="8.791cm" svg:x2="16.003cm" svg:y2="8.793cm" draw:start-shape="id27" draw:start-glue-point="1" draw:end-shape="id28" draw:end-glue-point="3" svg:d="M15695 8791h153v2h155" svg:viewBox="0 0 309 3">
          <text:p/>
        </draw:connector>
        <draw:g xml:id="id31" draw:id="id31">
          <draw:glue-point draw:id="4" svg:x="5.099cm" svg:y="-2.992cm"/>
          <draw:glue-point draw:id="5" svg:x="-5cm" svg:y="2.598cm"/>
          <draw:custom-shape draw:style-name="gr6" draw:text-style-name="P4" draw:layer="layout" svg:width="1.333cm" svg:height="0.635cm" svg:x="19.011cm" svg:y="8.479cm">
            <draw:glue-point draw:id="4" svg:x="-4.996cm" svg:y="-2.5cm"/>
            <draw:glue-point draw:id="5" svg:x="-4.996cm" svg:y="2.5cm"/>
            <text:p text:style-name="P3">MACC</text:p>
            <draw:enhanced-geometry svg:viewBox="0 0 21600 21600" draw:type="rectangle" draw:enhanced-path="M 0 0 L 21600 0 21600 21600 0 21600 0 0 Z N"/>
          </draw:custom-shape>
          <draw:custom-shape draw:style-name="gr7" draw:text-style-name="P5" draw:layer="layout" svg:width="0.634cm" svg:height="0.381cm" draw:transform="rotate (1.5707963267949) translate (20.344cm 9.113cm)">
            <text:p text:style-name="P5">ReLU</text:p>
            <draw:enhanced-geometry svg:viewBox="0 0 21600 21600" draw:type="rectangle" draw:enhanced-path="M 0 0 L 21600 0 21600 21600 0 21600 0 0 Z N"/>
          </draw:custom-shape>
        </draw:g>
        <draw:connector draw:style-name="gr17" draw:text-style-name="P2" draw:layer="layout" svg:x1="13.414cm" svg:y1="8.788cm" svg:x2="14.298cm" svg:y2="8.791cm" draw:end-shape="id27" draw:end-glue-point="3" svg:d="M13414 8788h183v3h701" svg:viewBox="0 0 885 4">
          <text:p/>
        </draw:connector>
        <draw:connector draw:style-name="gr17" draw:text-style-name="P2" draw:layer="layout" svg:x1="23.321cm" svg:y1="8.797cm" svg:x2="25.501cm" svg:y2="8.801cm" draw:start-shape="id29" draw:start-glue-point="1" svg:d="M23321 8797h1349v4h831" svg:viewBox="0 0 2181 5">
          <text:p/>
        </draw:connector>
        <draw:frame draw:style-name="gr18" draw:text-style-name="P11" draw:layer="layout" svg:width="1.476cm" svg:height="0.887cm" svg:x="12.62cm" svg:y="7.966cm">
          <draw:text-box>
            <text:p text:style-name="P10"><text:span text:style-name="T1">Image/</text:span></text:p>
            <text:p text:style-name="P10"><text:span text:style-name="T1">Featur</text:span><text:span text:style-name="T1">e</text:span></text:p>
          </draw:text-box>
        </draw:frame>
        <draw:frame draw:style-name="gr18" draw:text-style-name="P11" draw:layer="layout" svg:width="1.522cm" svg:height="0.887cm" svg:x="12.572cm" svg:y="9.79cm">
          <draw:text-box>
            <text:p text:style-name="P10"><text:span text:style-name="T1">Kernel</text:span></text:p>
            <text:p text:style-name="P10"><text:span text:style-name="T1">Weight</text:span><text:span text:style-name="T1">s</text:span></text:p>
          </draw:text-box>
        </draw:frame>
        <draw:frame draw:style-name="gr18" draw:text-style-name="P13" draw:layer="layout" svg:width="1.476cm" svg:height="0.887cm" svg:x="24.972cm" svg:y="7.985cm">
          <draw:text-box>
            <text:p text:style-name="P12"><text:span text:style-name="T1">Featur</text:span><text:span text:style-name="T1">e</text:span></text:p>
            <text:p text:style-name="P12"><text:span text:style-name="T1">Map</text:span></text:p>
          </draw:text-box>
        </draw:frame>
        <draw:connector draw:style-name="gr20" draw:text-style-name="P2" xml:id="id32" draw:id="id32" draw:layer="layout" draw:line-skew="0.509cm" svg:x1="15.13cm" svg:y1="7.687cm" svg:x2="14.996cm" svg:y2="8.22cm" draw:start-shape="id30" draw:start-glue-point="0" draw:end-shape="id27" draw:end-glue-point="0" svg:d="M15130 7687h-134v533" svg:viewBox="0 0 135 534">
          <text:p/>
        </draw:connector>
        <draw:connector draw:style-name="gr20" draw:text-style-name="P2" xml:id="id30" draw:id="id30" draw:layer="layout" draw:line-skew="0.509cm" svg:x1="13.432cm" svg:y1="7.687cm" svg:x2="16.828cm" svg:y2="7.904cm" draw:start-shape="id2" draw:start-glue-point="3" draw:end-shape="id28" draw:end-glue-point="0" svg:d="M13432 7687h3396v217" svg:viewBox="0 0 3397 218">
          <text:p/>
        </draw:connector>
        <draw:connector draw:style-name="gr20" draw:text-style-name="P2" xml:id="id2" draw:id="id2" draw:layer="layout" draw:line-skew="-0.334cm" svg:x1="20.725cm" svg:y1="8.607cm" svg:x2="13.432cm" svg:y2="7.687cm" draw:start-shape="id31" draw:start-glue-point="4" svg:d="M20725 8607h183v-920h-7476" svg:viewBox="0 0 7477 921">
          <text:p/>
        </draw:connector>
        <draw:connector draw:style-name="gr20" draw:text-style-name="P2" draw:layer="layout" draw:line-skew="0.509cm" svg:x1="22.678cm" svg:y1="7.908cm" svg:x2="15.063cm" svg:y2="7.687cm" draw:start-shape="id29" draw:start-glue-point="0" draw:end-shape="id32" draw:end-glue-point="2" svg:d="M22678 7908v-221h-7615" svg:viewBox="0 0 7616 222">
          <text:p/>
        </draw:connector>
        <draw:frame draw:style-name="gr18" draw:text-style-name="P11" draw:layer="layout" svg:width="1.493cm" svg:height="0.887cm" svg:x="12.599cm" svg:y="6.886cm">
          <draw:text-box>
            <text:p text:style-name="P10"><text:span text:style-name="T1">G</text:span><text:span text:style-name="T1">e</text:span><text:span text:style-name="T1">n</text:span><text:span text:style-name="T1">er</text:span><text:span text:style-name="T1">ic</text:span></text:p>
            <text:p text:style-name="P10"><text:span text:style-name="T1">P</text:span><text:span text:style-name="T1">or</text:span><text:span text:style-name="T1">ts</text:span></text:p>
          </draw:text-box>
        </draw:frame>
        <draw:frame draw:style-name="gr18" draw:text-style-name="P34" draw:layer="layout" svg:width="4.769cm" svg:height="0.806cm" svg:x="16.484cm" svg:y="6.842cm">
          <draw:text-box>
            <text:p text:style-name="P33"><text:span text:style-name="T5">F</text:span><text:span text:style-name="T5">o</text:span><text:span text:style-name="T5">l</text:span><text:span text:style-name="T5">d</text:span><text:span text:style-name="T5">e</text:span><text:span text:style-name="T5">d </text:span><text:span text:style-name="T5">C</text:span><text:span text:style-name="T5">o</text:span><text:span text:style-name="T5">n</text:span><text:span text:style-name="T5">v</text:span><text:span text:style-name="T5">o</text:span><text:span text:style-name="T5">l</text:span><text:span text:style-name="T5">u</text:span><text:span text:style-name="T5">ti</text:span><text:span text:style-name="T5">o</text:span><text:span text:style-name="T5">n</text:span></text:p>
          </draw:text-box>
        </draw:frame>
        <draw:custom-shape draw:style-name="gr33" draw:text-style-name="P35" xml:id="id40" draw:id="id40" draw:layer="layout" svg:width="0.889cm" svg:height="1.524cm" svg:x="24.262cm" svg:y="2.716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3">Reg</text:p>
          <draw:enhanced-geometry svg:viewBox="0 0 21600 21600" draw:type="rectangle" draw:enhanced-path="M 0 0 L 21600 0 21600 21600 0 21600 0 0 Z N"/>
        </draw:custom-shape>
        <draw:g xml:id="id34" draw:id="id34">
          <draw:glue-point draw:id="4" svg:x="4.139cm" svg:y="3.98cm"/>
          <draw:custom-shape draw:style-name="gr34" draw:text-style-name="P8" xml:id="id28" draw:id="id28" draw:layer="layout" svg:width="1.651cm" svg:height="1.778cm" svg:x="16.003cm" svg:y="7.904cm">
            <draw:glue-point draw:id="4" svg:x="5.003cm" svg:y="-4.285cm"/>
            <draw:glue-point draw:id="5" svg:x="5.003cm" svg:y="-3.571cm"/>
            <draw:glue-point draw:id="6" svg:x="5.003cm" svg:y="-2.857cm"/>
            <draw:glue-point draw:id="7" svg:x="5.003cm" svg:y="-2.142cm"/>
            <draw:glue-point draw:id="8" svg:x="5.003cm" svg:y="-1.428cm"/>
            <draw:glue-point draw:id="9" svg:x="5.003cm" svg:y="-0.714cm"/>
            <draw:glue-point draw:id="10" svg:x="5.003cm" svg:y="0.714cm"/>
            <draw:glue-point draw:id="11" svg:x="5.003cm" svg:y="1.428cm"/>
            <draw:glue-point draw:id="12" svg:x="5.003cm" svg:y="2.142cm"/>
            <draw:glue-point draw:id="13" svg:x="5.003cm" svg:y="2.857cm"/>
            <draw:glue-point draw:id="14" svg:x="5.003cm" svg:y="3.571cm"/>
            <draw:glue-point draw:id="15" svg:x="5.003cm" svg:y="4.285cm"/>
            <text:p text:style-name="P3">Slice/</text:p>
            <text:p text:style-name="P3">Broadcast</text:p>
            <draw:enhanced-geometry svg:viewBox="0 0 21600 21600" draw:type="rectangle" draw:enhanced-path="M 0 0 L 21600 0 21600 21600 0 21600 0 0 Z N"/>
          </draw:custom-shape>
          <draw:custom-shape draw:style-name="gr35" draw:text-style-name="P37" draw:layer="layout" svg:width="1.778cm" svg:height="0.508cm" draw:transform="rotate (1.5707963267949) translate (18.024cm 9.69cm)">
            <draw:glue-point draw:id="8" svg:x="-5cm" svg:y="-3.333cm"/>
            <draw:glue-point draw:id="9" svg:x="-5cm" svg:y="3.333cm"/>
            <draw:glue-point draw:id="10" svg:x="-5.177cm" svg:y="-3.931cm"/>
            <draw:glue-point draw:id="11" svg:x="-5.177cm" svg:y="-2.502cm"/>
            <draw:glue-point draw:id="12" svg:x="-5.177cm" svg:y="-1.788cm"/>
            <draw:glue-point draw:id="13" svg:x="-5.177cm" svg:y="4.64cm"/>
            <draw:glue-point draw:id="14" svg:x="-5cm" svg:y="3.948cm"/>
            <text:p text:style-name="P36"><text:span text:style-name="T6">MUX</text:span></text:p>
            <draw:enhanced-geometry svg:viewBox="0 0 21600 21600" draw:glue-points="?f6 10800 10800 21600 ?f5 10800 10800 0" draw:text-areas="?f3 ?f3 ?f4 ?f4" draw:type="trapezoid" draw:modifiers="3905.6603773584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6" draw:text-style-name="P9" draw:layer="layout" svg:x1="17.654cm" svg:y1="9.471cm" svg:x2="18.035cm" svg:y2="9.471cm">
            <text:p/>
          </draw:line>
          <draw:line draw:style-name="gr36" draw:text-style-name="P9" draw:layer="layout" svg:x1="17.643cm" svg:y1="8.046cm" svg:x2="18.024cm" svg:y2="8.046cm">
            <text:p/>
          </draw:line>
          <draw:line draw:style-name="gr36" draw:text-style-name="P9" draw:layer="layout" svg:x1="17.644cm" svg:y1="8.146cm" svg:x2="18.025cm" svg:y2="8.146cm">
            <text:p/>
          </draw:line>
          <draw:line draw:style-name="gr36" draw:text-style-name="P9" draw:layer="layout" svg:x1="17.645cm" svg:y1="8.246cm" svg:x2="18.026cm" svg:y2="8.246cm">
            <text:p/>
          </draw:line>
          <draw:line draw:style-name="gr14" draw:text-style-name="P9" draw:layer="layout" svg:x1="17.857cm" svg:y1="8.508cm" svg:x2="17.857cm" svg:y2="9.143cm">
            <text:p/>
          </draw:line>
        </draw:g>
        <draw:connector draw:style-name="gr16" draw:text-style-name="P2" draw:layer="layout" draw:line-skew="0.272cm" svg:x1="18.532cm" svg:y1="8.797cm" svg:x2="19.011cm" svg:y2="8.796cm" draw:end-shape="id31" draw:end-glue-point="3" svg:d="M18532 8797h232v-1h247" svg:viewBox="0 0 480 2">
          <text:p/>
        </draw:connector>
        <draw:custom-shape draw:style-name="gr37" draw:text-style-name="P38" xml:id="id3" draw:id="id3" draw:layer="layout" svg:width="2.159cm" svg:height="0.508cm" svg:x="14.999cm" svg:y="11.56cm">
          <text:p text:style-name="P3">Grid Iterator</text:p>
          <draw:enhanced-geometry svg:viewBox="0 0 21600 21600" draw:type="rectangle" draw:enhanced-path="M 0 0 L 21600 0 21600 21600 0 21600 0 0 Z N"/>
        </draw:custom-shape>
        <draw:custom-shape draw:style-name="gr38" draw:text-style-name="P8" xml:id="id29" draw:id="id29" draw:layer="layout" svg:width="1.286cm" svg:height="1.778cm" svg:x="22.035cm" svg:y="7.908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3">Conca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9" draw:text-style-name="P40" xml:id="id36" draw:id="id36" draw:layer="layout" svg:width="1.778cm" svg:height="0.49cm" draw:transform="rotate (-1.5707963267949) translate (21.643cm 7.908cm)">
          <text:p text:style-name="P39">MUX</text:p>
          <draw:enhanced-geometry svg:viewBox="0 0 21600 21600" draw:glue-points="?f6 10800 10800 21600 ?f5 10800 10800 0" draw:text-areas="?f3 ?f3 ?f4 ?f4" draw:mirror-vertical="true" draw:mirror-horizontal="false" draw:type="trapezoid" draw:modifiers="3913.46673877772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6" draw:text-style-name="P9" draw:layer="layout" svg:x1="21.654cm" svg:y1="9.46cm" svg:x2="22.035cm" svg:y2="9.46cm">
          <text:p/>
        </draw:line>
        <draw:line draw:style-name="gr36" draw:text-style-name="P9" draw:layer="layout" svg:x1="21.643cm" svg:y1="8.035cm" svg:x2="22.024cm" svg:y2="8.035cm">
          <text:p/>
        </draw:line>
        <draw:line draw:style-name="gr36" draw:text-style-name="P9" draw:layer="layout" svg:x1="21.644cm" svg:y1="8.135cm" svg:x2="22.025cm" svg:y2="8.135cm">
          <text:p/>
        </draw:line>
        <draw:line draw:style-name="gr36" draw:text-style-name="P9" draw:layer="layout" svg:x1="21.645cm" svg:y1="8.235cm" svg:x2="22.026cm" svg:y2="8.235cm">
          <text:p/>
        </draw:line>
        <draw:line draw:style-name="gr14" draw:text-style-name="P9" draw:layer="layout" svg:x1="21.857cm" svg:y1="8.497cm" svg:x2="21.857cm" svg:y2="9.132cm">
          <text:p/>
        </draw:line>
        <draw:connector draw:style-name="gr40" draw:text-style-name="P2" draw:layer="layout" draw:line-skew="1.848cm" svg:x1="17.158cm" svg:y1="11.814cm" svg:x2="21.371cm" svg:y2="9.508cm" draw:start-shape="id3" draw:start-glue-point="1" svg:d="M17158 11814h4213v-2306" svg:viewBox="0 0 4214 2307">
          <text:p/>
        </draw:connector>
        <draw:custom-shape draw:style-name="gr41" draw:text-style-name="P8" xml:id="id1" draw:id="id1" draw:layer="layout" svg:width="1.651cm" svg:height="1.225cm" svg:x="15.507cm" svg:y="9.985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3">Slice/</text:p>
          <text:p text:style-name="P3">Broadcast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2" draw:text-style-name="P37" xml:id="id33" draw:id="id33" draw:layer="layout" svg:width="1.233cm" svg:height="0.508cm" draw:transform="rotate (1.5707963267949) translate (17.528cm 11.218cm)">
          <draw:glue-point draw:id="8" svg:x="-5cm" svg:y="-3.333cm"/>
          <draw:glue-point draw:id="9" svg:x="-5cm" svg:y="3.333cm"/>
          <draw:glue-point draw:id="10" svg:x="-5.177cm" svg:y="-3.931cm"/>
          <draw:glue-point draw:id="11" svg:x="-5.177cm" svg:y="-2.502cm"/>
          <draw:glue-point draw:id="12" svg:x="-5.177cm" svg:y="-1.788cm"/>
          <draw:glue-point draw:id="13" svg:x="-5.177cm" svg:y="4.64cm"/>
          <draw:glue-point draw:id="14" svg:x="-5cm" svg:y="3.948cm"/>
          <text:p text:style-name="P36"><text:span text:style-name="T6">M</text:span><text:span text:style-name="T6">U</text:span><text:span text:style-name="T6">X</text:span></text:p>
          <draw:enhanced-geometry svg:viewBox="0 0 21600 21600" draw:glue-points="?f6 10800 10800 21600 ?f5 10800 10800 0" draw:text-areas="?f3 ?f3 ?f4 ?f4" draw:mirror-horizontal="false" draw:mirror-vertical="false" draw:type="trapezoid" draw:modifiers="3905.66037735849" draw:enhanced-path="M 0 0 L 21600 0 ?f0 21600 ?f1 21600 Z N">
            <draw:equation draw:name="f0" draw:formula="21600-$0 "/>
            <draw:equation draw:name="f1" draw:formula="$0 "/>
            <draw:equation draw:name="f2" draw:formula="$0 *10/18"/>
            <draw:equation draw:name="f3" draw:formula="?f2 +1750"/>
            <draw:equation draw:name="f4" draw:formula="21600-?f3 "/>
            <draw:equation draw:name="f5" draw:formula="$0 /2"/>
            <draw:equation draw:name="f6" draw:formula="21600-?f5 "/>
            <draw:handle draw:handle-position="$0 bottom" draw:handle-range-x-minimum="0" draw:handle-range-x-maximum="10800"/>
          </draw:enhanced-geometry>
        </draw:custom-shape>
        <draw:line draw:style-name="gr36" draw:text-style-name="P9" draw:layer="layout" svg:x1="17.158cm" svg:y1="10.999cm" svg:x2="17.539cm" svg:y2="10.999cm">
          <text:p/>
        </draw:line>
        <draw:line draw:style-name="gr36" draw:text-style-name="P9" draw:layer="layout" svg:x1="17.158cm" svg:y1="10.098cm" svg:x2="17.539cm" svg:y2="10.098cm">
          <text:p/>
        </draw:line>
        <draw:line draw:style-name="gr36" draw:text-style-name="P9" draw:layer="layout" svg:x1="17.159cm" svg:y1="10.298cm" svg:x2="17.54cm" svg:y2="10.298cm">
          <text:p/>
        </draw:line>
        <draw:line draw:style-name="gr15" draw:text-style-name="P9" draw:layer="layout" svg:x1="17.352cm" svg:y1="10.525cm" svg:x2="17.352cm" svg:y2="10.779cm">
          <text:p/>
        </draw:line>
        <draw:connector draw:style-name="gr16" draw:text-style-name="P2" draw:layer="layout" draw:line-skew="0.257cm 1.892cm -2.493cm" svg:x1="19.011cm" svg:y1="8.96cm" svg:x2="18.036cm" svg:y2="10.602cm" draw:start-shape="id31" draw:start-glue-point="5" draw:end-shape="id33" draw:end-glue-point="5" svg:d="M19011 8960h-262v892 750h-713" svg:viewBox="0 0 976 1643">
          <text:p/>
        </draw:connector>
        <draw:connector draw:style-name="gr17" draw:text-style-name="P2" draw:layer="layout" svg:x1="15.507cm" svg:y1="10.597cm" svg:x2="13.39cm" svg:y2="10.592cm" draw:start-shape="id1" draw:start-glue-point="3" svg:d="M15507 10597h-1318v-5h-799" svg:viewBox="0 0 2118 6">
          <text:p/>
        </draw:connector>
        <draw:connector draw:style-name="gr40" draw:text-style-name="P2" draw:layer="layout" svg:x1="17.158cm" svg:y1="11.814cm" svg:x2="18.313cm" svg:y2="9.507cm" draw:start-shape="id3" draw:start-glue-point="1" draw:end-shape="id34" draw:end-glue-point="4" svg:d="M17158 11814h1155v-2307" svg:viewBox="0 0 1156 2308">
          <text:p/>
        </draw:connector>
        <draw:connector draw:style-name="gr40" draw:text-style-name="P2" draw:layer="layout" svg:x1="17.158cm" svg:y1="11.814cm" svg:x2="17.791cm" svg:y2="11.102cm" draw:start-shape="id3" draw:start-glue-point="1" svg:d="M17158 11814h575v-712h58" svg:viewBox="0 0 634 713">
          <text:p/>
        </draw:connector>
        <draw:g>
          <draw:custom-shape draw:style-name="gr34" draw:text-style-name="P8" draw:layer="layout" svg:width="1.651cm" svg:height="1.778cm" svg:x="16.004cm" svg:y="7.904cm">
            <draw:glue-point draw:id="4" svg:x="5.003cm" svg:y="-4.285cm"/>
            <draw:glue-point draw:id="5" svg:x="5.003cm" svg:y="-3.571cm"/>
            <draw:glue-point draw:id="6" svg:x="5.003cm" svg:y="-2.857cm"/>
            <draw:glue-point draw:id="7" svg:x="5.003cm" svg:y="-2.142cm"/>
            <draw:glue-point draw:id="8" svg:x="5.003cm" svg:y="-1.428cm"/>
            <draw:glue-point draw:id="9" svg:x="5.003cm" svg:y="-0.714cm"/>
            <draw:glue-point draw:id="10" svg:x="5.003cm" svg:y="0.714cm"/>
            <draw:glue-point draw:id="11" svg:x="5.003cm" svg:y="1.428cm"/>
            <draw:glue-point draw:id="12" svg:x="5.003cm" svg:y="2.142cm"/>
            <draw:glue-point draw:id="13" svg:x="5.003cm" svg:y="2.857cm"/>
            <draw:glue-point draw:id="14" svg:x="5.003cm" svg:y="3.571cm"/>
            <draw:glue-point draw:id="15" svg:x="5.003cm" svg:y="4.285cm"/>
            <text:p text:style-name="P3">Slice/</text:p>
            <text:p text:style-name="P3">Broadcast</text:p>
            <draw:enhanced-geometry svg:viewBox="0 0 21600 21600" draw:type="rectangle" draw:enhanced-path="M 0 0 L 21600 0 21600 21600 0 21600 0 0 Z N"/>
          </draw:custom-shape>
          <draw:custom-shape draw:style-name="gr35" draw:text-style-name="P37" draw:layer="layout" svg:width="1.778cm" svg:height="0.508cm" draw:transform="rotate (1.5707963267949) translate (18.025cm 9.69cm)">
            <draw:glue-point draw:id="8" svg:x="-5cm" svg:y="-3.333cm"/>
            <draw:glue-point draw:id="9" svg:x="-5cm" svg:y="3.333cm"/>
            <draw:glue-point draw:id="10" svg:x="-5.177cm" svg:y="-3.931cm"/>
            <draw:glue-point draw:id="11" svg:x="-5.177cm" svg:y="-2.502cm"/>
            <draw:glue-point draw:id="12" svg:x="-5.177cm" svg:y="-1.788cm"/>
            <draw:glue-point draw:id="13" svg:x="-5.177cm" svg:y="4.64cm"/>
            <draw:glue-point draw:id="14" svg:x="-5cm" svg:y="3.948cm"/>
            <text:p text:style-name="P36"><text:span text:style-name="T6">M</text:span><text:span text:style-name="T6">U</text:span><text:span text:style-name="T6">X</text:span></text:p>
            <draw:enhanced-geometry svg:viewBox="0 0 21600 21600" draw:glue-points="?f6 10800 10800 21600 ?f5 10800 10800 0" draw:text-areas="?f3 ?f3 ?f4 ?f4" draw:type="trapezoid" draw:modifiers="3905.66037735849" draw:enhanced-path="M 0 0 L 21600 0 ?f0 21600 ?f1 21600 Z N">
              <draw:equation draw:name="f0" draw:formula="21600-$0 "/>
              <draw:equation draw:name="f1" draw:formula="$0 "/>
              <draw:equation draw:name="f2" draw:formula="$0 *10/18"/>
              <draw:equation draw:name="f3" draw:formula="?f2 +1750"/>
              <draw:equation draw:name="f4" draw:formula="21600-?f3 "/>
              <draw:equation draw:name="f5" draw:formula="$0 /2"/>
              <draw:equation draw:name="f6" draw:formula="21600-?f5 "/>
              <draw:handle draw:handle-position="$0 bottom" draw:handle-range-x-minimum="0" draw:handle-range-x-maximum="10800"/>
            </draw:enhanced-geometry>
          </draw:custom-shape>
          <draw:line draw:style-name="gr36" draw:text-style-name="P9" draw:layer="layout" svg:x1="17.655cm" svg:y1="9.471cm" svg:x2="18.036cm" svg:y2="9.471cm">
            <text:p/>
          </draw:line>
          <draw:line draw:style-name="gr36" draw:text-style-name="P9" draw:layer="layout" svg:x1="17.644cm" svg:y1="8.046cm" svg:x2="18.025cm" svg:y2="8.046cm">
            <text:p/>
          </draw:line>
          <draw:line draw:style-name="gr36" draw:text-style-name="P9" draw:layer="layout" svg:x1="17.645cm" svg:y1="8.146cm" svg:x2="18.026cm" svg:y2="8.146cm">
            <text:p/>
          </draw:line>
          <draw:line draw:style-name="gr36" draw:text-style-name="P9" draw:layer="layout" svg:x1="17.646cm" svg:y1="8.246cm" svg:x2="18.027cm" svg:y2="8.246cm">
            <text:p/>
          </draw:line>
          <draw:line draw:style-name="gr14" draw:text-style-name="P9" draw:layer="layout" svg:x1="17.858cm" svg:y1="8.508cm" svg:x2="17.858cm" svg:y2="9.143cm">
            <text:p/>
          </draw:line>
        </draw:g>
        <draw:custom-shape draw:style-name="gr43" draw:text-style-name="P35" xml:id="id39" draw:id="id39" draw:layer="layout" svg:width="0.889cm" svg:height="1.775cm" svg:x="23.856cm" svg:y="7.923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3">Reg</text:p>
          <draw:enhanced-geometry svg:viewBox="0 0 21600 21600" draw:type="rectangle" draw:enhanced-path="M 0 0 L 21600 0 21600 21600 0 21600 0 0 Z N"/>
        </draw:custom-shape>
        <draw:custom-shape draw:style-name="gr44" draw:text-style-name="P9" xml:id="id35" draw:id="id35" draw:layer="layout" svg:width="0.164cm" svg:height="0.1cm" draw:transform="rotate (-1.5707963267949) translate (23.956cm 7.99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42" draw:layer="layout" svg:width="0.853cm" svg:height="0.408cm" svg:x="23.211cm" svg:y="7.771cm">
          <draw:text-box>
            <text:p text:style-name="P41">Clock</text:p>
          </draw:text-box>
        </draw:frame>
        <draw:connector draw:style-name="gr22" draw:text-style-name="P9" draw:layer="layout" draw:type="line" svg:x1="23.856cm" svg:y1="8.076cm" svg:x2="23.671cm" svg:y2="8.074cm" draw:start-shape="id35" draw:start-glue-point="7" svg:d="M23856 8076l-185-2" svg:viewBox="0 0 186 3">
          <text:p/>
        </draw:connector>
        <draw:connector draw:style-name="gr36" draw:text-style-name="P9" draw:layer="layout" draw:type="line" svg:x1="20.725cm" svg:y1="8.796cm" svg:x2="21.153cm" svg:y2="8.798cm" draw:start-shape="id31" draw:start-glue-point="1" draw:end-shape="id36" draw:end-glue-point="5" svg:d="M20725 8796l428 2" svg:viewBox="0 0 429 3">
          <text:p/>
        </draw:connector>
        <draw:custom-shape draw:style-name="gr44" draw:text-style-name="P9" xml:id="id37" draw:id="id37" draw:layer="layout" svg:width="0.164cm" svg:height="0.1cm" draw:transform="rotate (-1.5707963267949) translate (24.364cm 2.768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42" draw:layer="layout" svg:width="0.853cm" svg:height="0.408cm" svg:x="23.619cm" svg:y="2.545cm">
          <draw:text-box>
            <text:p text:style-name="P41">Clock</text:p>
          </draw:text-box>
        </draw:frame>
        <draw:connector draw:style-name="gr22" draw:text-style-name="P9" draw:layer="layout" draw:type="line" svg:x1="24.264cm" svg:y1="2.85cm" svg:x2="24.079cm" svg:y2="2.848cm" draw:start-shape="id37" draw:start-glue-point="7" svg:d="M24264 2850l-185-2" svg:viewBox="0 0 186 3">
          <text:p/>
        </draw:connector>
        <draw:custom-shape draw:style-name="gr44" draw:text-style-name="P9" xml:id="id38" draw:id="id38" draw:layer="layout" svg:width="0.164cm" svg:height="0.1cm" draw:transform="rotate (-1.5707963267949) translate (15.101cm 11.61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18" draw:text-style-name="P42" draw:layer="layout" svg:width="0.853cm" svg:height="0.408cm" svg:x="14.356cm" svg:y="11.392cm">
          <draw:text-box>
            <text:p text:style-name="P41">Clock</text:p>
          </draw:text-box>
        </draw:frame>
        <draw:connector draw:style-name="gr22" draw:text-style-name="P9" draw:layer="layout" draw:type="line" svg:x1="15.001cm" svg:y1="11.697cm" svg:x2="14.816cm" svg:y2="11.695cm" draw:start-shape="id38" draw:start-glue-point="7" svg:d="M15001 11697l-185-2" svg:viewBox="0 0 186 3">
          <text:p/>
        </draw:connector>
        <draw:custom-shape draw:style-name="gr45" draw:text-style-name="P8" xml:id="id4" draw:id="id4" draw:layer="layout" svg:width="1.651cm" svg:height="0.824cm" svg:x="16.288cm" svg:y="4.864cm">
          <draw:glue-point draw:id="4" svg:x="5.003cm" svg:y="-4.285cm"/>
          <draw:glue-point draw:id="5" svg:x="5.003cm" svg:y="-3.571cm"/>
          <draw:glue-point draw:id="6" svg:x="5.003cm" svg:y="-2.857cm"/>
          <draw:glue-point draw:id="7" svg:x="5.003cm" svg:y="-2.142cm"/>
          <draw:glue-point draw:id="8" svg:x="5.003cm" svg:y="-1.428cm"/>
          <draw:glue-point draw:id="9" svg:x="5.003cm" svg:y="-0.714cm"/>
          <draw:glue-point draw:id="10" svg:x="5.003cm" svg:y="0.714cm"/>
          <draw:glue-point draw:id="11" svg:x="5.003cm" svg:y="1.428cm"/>
          <draw:glue-point draw:id="12" svg:x="5.003cm" svg:y="2.142cm"/>
          <draw:glue-point draw:id="13" svg:x="5.003cm" svg:y="2.857cm"/>
          <draw:glue-point draw:id="14" svg:x="5.003cm" svg:y="3.571cm"/>
          <draw:glue-point draw:id="15" svg:x="5.003cm" svg:y="4.285cm"/>
          <text:p text:style-name="P3">Slice/</text:p>
          <text:p text:style-name="P3">Broadcast</text:p>
          <draw:enhanced-geometry svg:viewBox="0 0 21600 21600" draw:type="rectangle" draw:enhanced-path="M 0 0 L 21600 0 21600 21600 0 21600 0 0 Z N"/>
        </draw:custom-shape>
        <draw:line draw:style-name="gr15" draw:text-style-name="P9" draw:layer="layout" svg:x1="18.066cm" svg:y1="5.064cm" svg:x2="18.066cm" svg:y2="5.488cm">
          <text:p/>
        </draw:line>
        <draw:connector draw:style-name="gr46" draw:text-style-name="P9" draw:layer="layout" draw:type="line" svg:x1="16.288cm" svg:y1="5.276cm" svg:x2="13.215cm" svg:y2="5.272cm" draw:start-shape="id4" draw:start-glue-point="3" svg:d="M16288 5276l-3073-4" svg:viewBox="0 0 3074 5">
          <text:p/>
        </draw:connector>
        <draw:connector draw:style-name="gr2" draw:text-style-name="P2" draw:layer="layout" draw:line-skew="0.509cm" svg:x1="24.3cm" svg:y1="7.923cm" svg:x2="13.432cm" svg:y2="7.687cm" draw:start-shape="id39" draw:start-glue-point="0" draw:end-shape="id2" draw:end-glue-point="3" svg:d="M24300 7923v-236h-10868" svg:viewBox="0 0 10869 237">
          <text:p/>
        </draw:connector>
        <draw:connector draw:style-name="gr2" draw:text-style-name="P2" draw:layer="layout" draw:line-skew="0.509cm" svg:x1="24.706cm" svg:y1="2.716cm" svg:x2="13.22cm" svg:y2="2.227cm" draw:start-shape="id40" draw:start-glue-point="0" draw:end-shape="id5" draw:end-glue-point="3" svg:d="M24706 2716v-489h-11486" svg:viewBox="0 0 11487 490">
          <text:p/>
        </draw:connector>
        <draw:custom-shape draw:style-name="gr47" draw:text-style-name="P43" draw:layer="layout" svg:width="3.683cm" svg:height="3.937cm" svg:x="2.143cm" svg:y="5.953cm">
          <draw:glue-point draw:id="4" svg:x="-4.999cm" svg:y="-2.111cm"/>
          <draw:glue-point draw:id="5" svg:x="-4.999cm" svg:y="-1.333cm"/>
          <draw:glue-point draw:id="6" svg:x="-4.999cm" svg:y="-1.222cm"/>
          <text:p/>
          <draw:enhanced-geometry svg:viewBox="0 0 21600 21600" draw:path-stretchpoint-x="10800" draw:path-stretchpoint-y="10800" draw:text-areas="?f3 ?f4 ?f5 ?f6" draw:mirror-horizontal="false" draw:mirror-vertical="false" draw:type="round-rectangle" draw:modifiers="18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18" draw:text-style-name="P18" draw:layer="layout" svg:width="0.925cm" svg:height="0.489cm" svg:x="7.096cm" svg:y="7.604cm">
          <draw:text-box>
            <text:p text:style-name="P17"><text:span text:style-name="T3">R</text:span><text:span text:style-name="T3">o</text:span><text:span text:style-name="T3">w</text:span></text:p>
          </draw:text-box>
        </draw:frame>
        <draw:frame draw:style-name="gr18" draw:text-style-name="P18" draw:layer="layout" svg:width="1.234cm" svg:height="0.489cm" svg:x="7.096cm" svg:y="8.131cm">
          <draw:text-box>
            <text:p text:style-name="P17"><text:span text:style-name="T3">Column</text:span></text:p>
          </draw:text-box>
        </draw:frame>
        <draw:frame draw:style-name="gr18" draw:text-style-name="P18" draw:layer="layout" svg:width="1.294cm" svg:height="0.489cm" svg:x="7.096cm" svg:y="8.766cm">
          <draw:text-box>
            <text:p text:style-name="P17"><text:span text:style-name="T3">C</text:span><text:span text:style-name="T3">h</text:span><text:span text:style-name="T3">a</text:span><text:span text:style-name="T3">n</text:span><text:span text:style-name="T3">n</text:span><text:span text:style-name="T3">el</text:span></text:p>
          </draw:text-box>
        </draw:frame>
        <draw:custom-shape draw:style-name="gr48" draw:text-style-name="P44" draw:layer="layout" svg:width="1.397cm" svg:height="0.508cm" svg:x="3.794cm" svg:y="7.665cm">
          <draw:glue-point draw:id="4" svg:x="-4.996cm" svg:y="2.795cm"/>
          <text:p text:style-name="P3">Counter</text:p>
          <draw:enhanced-geometry svg:viewBox="0 0 21600 21600" draw:type="rectangle" draw:enhanced-path="M 0 0 L 21600 0 21600 21600 0 21600 0 0 Z N"/>
        </draw:custom-shape>
        <draw:custom-shape draw:style-name="gr44" draw:text-style-name="P9" xml:id="id41" draw:id="id41" draw:layer="layout" svg:width="0.122cm" svg:height="0.08cm" draw:transform="rotate (-1.5707963267949) translate (3.874cm 7.695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42" draw:layer="layout" svg:width="0.853cm" svg:height="0.408cm" svg:x="3.159cm" svg:y="7.472cm">
          <draw:text-box>
            <text:p text:style-name="P41">Clock</text:p>
          </draw:text-box>
        </draw:frame>
        <draw:connector draw:style-name="gr22" draw:text-style-name="P9" draw:layer="layout" draw:type="line" svg:x1="3.794cm" svg:y1="7.756cm" svg:x2="3.631cm" svg:y2="7.756cm" draw:start-shape="id41" draw:start-glue-point="7" svg:d="M3794 7756h-163" svg:viewBox="0 0 164 1">
          <text:p/>
        </draw:connector>
        <draw:frame draw:style-name="gr49" draw:text-style-name="P42" draw:layer="layout" svg:width="0.853cm" svg:height="0.408cm" svg:x="3.317cm" svg:y="7.765cm">
          <draw:text-box>
            <text:p text:style-name="P41">EN</text:p>
          </draw:text-box>
        </draw:frame>
        <draw:custom-shape draw:style-name="gr48" draw:text-style-name="P44" draw:layer="layout" svg:width="1.397cm" svg:height="0.508cm" svg:x="3.794cm" svg:y="6.461cm">
          <draw:glue-point draw:id="4" svg:x="-4.996cm" svg:y="2.559cm"/>
          <text:p text:style-name="P3">Counter</text:p>
          <draw:enhanced-geometry svg:viewBox="0 0 21600 21600" draw:type="rectangle" draw:enhanced-path="M 0 0 L 21600 0 21600 21600 0 21600 0 0 Z N"/>
        </draw:custom-shape>
        <draw:custom-shape draw:style-name="gr44" draw:text-style-name="P9" xml:id="id42" draw:id="id42" draw:layer="layout" svg:width="0.122cm" svg:height="0.08cm" draw:transform="rotate (-1.5707963267949) translate (3.874cm 6.491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42" draw:layer="layout" svg:width="0.853cm" svg:height="0.408cm" svg:x="3.159cm" svg:y="6.268cm">
          <draw:text-box>
            <text:p text:style-name="P41">Clock</text:p>
          </draw:text-box>
        </draw:frame>
        <draw:connector draw:style-name="gr22" draw:text-style-name="P9" draw:layer="layout" draw:type="line" svg:x1="3.794cm" svg:y1="6.552cm" svg:x2="3.631cm" svg:y2="6.552cm" draw:start-shape="id42" draw:start-glue-point="7" svg:d="M3794 6552h-163" svg:viewBox="0 0 164 1">
          <text:p/>
        </draw:connector>
        <draw:frame draw:style-name="gr49" draw:text-style-name="P42" draw:layer="layout" svg:width="0.853cm" svg:height="0.408cm" svg:x="3.295cm" svg:y="6.561cm">
          <draw:text-box>
            <text:p text:style-name="P41">EN</text:p>
          </draw:text-box>
        </draw:frame>
        <draw:custom-shape draw:style-name="gr48" draw:text-style-name="P44" draw:layer="layout" svg:width="1.397cm" svg:height="0.508cm" svg:x="3.794cm" svg:y="8.874cm">
          <draw:glue-point draw:id="4" svg:x="-4.996cm" svg:y="2.46cm"/>
          <text:p text:style-name="P3">Counter</text:p>
          <draw:enhanced-geometry svg:viewBox="0 0 21600 21600" draw:type="rectangle" draw:enhanced-path="M 0 0 L 21600 0 21600 21600 0 21600 0 0 Z N"/>
        </draw:custom-shape>
        <draw:custom-shape draw:style-name="gr44" draw:text-style-name="P9" xml:id="id43" draw:id="id43" draw:layer="layout" svg:width="0.122cm" svg:height="0.08cm" draw:transform="rotate (-1.5707963267949) translate (3.874cm 8.904cm)">
          <text:p/>
          <draw:enhanced-geometry svg:viewBox="0 0 21600 21600" draw:glue-points="?f0 0 ?f1 10800 0 21600 10800 21600 21600 21600 ?f7 10800" draw:text-areas="?f1 10800 ?f2 18000 ?f3 7200 ?f4 21600" draw:type="isosceles-triangle" draw:modifiers="10800" draw:enhanced-path="M ?f0 0 L 21600 21600 0 21600 Z N">
            <draw:equation draw:name="f0" draw:formula="$0 "/>
            <draw:equation draw:name="f1" draw:formula="$0 /2"/>
            <draw:equation draw:name="f2" draw:formula="?f1 +10800"/>
            <draw:equation draw:name="f3" draw:formula="$0 *2/3"/>
            <draw:equation draw:name="f4" draw:formula="?f3 +7200"/>
            <draw:equation draw:name="f5" draw:formula="21600-?f0 "/>
            <draw:equation draw:name="f6" draw:formula="?f5 /2"/>
            <draw:equation draw:name="f7" draw:formula="21600-?f6 "/>
            <draw:handle draw:handle-position="$0 top" draw:handle-range-x-minimum="0" draw:handle-range-x-maximum="21600"/>
          </draw:enhanced-geometry>
        </draw:custom-shape>
        <draw:frame draw:style-name="gr49" draw:text-style-name="P42" draw:layer="layout" svg:width="0.853cm" svg:height="0.408cm" svg:x="3.159cm" svg:y="8.681cm">
          <draw:text-box>
            <text:p text:style-name="P41">Clock</text:p>
          </draw:text-box>
        </draw:frame>
        <draw:connector draw:style-name="gr22" draw:text-style-name="P9" draw:layer="layout" draw:type="line" svg:x1="3.794cm" svg:y1="8.965cm" svg:x2="3.631cm" svg:y2="8.965cm" draw:start-shape="id43" draw:start-glue-point="7" svg:d="M3794 8965h-163" svg:viewBox="0 0 164 1">
          <text:p/>
        </draw:connector>
        <draw:frame draw:style-name="gr49" draw:text-style-name="P42" draw:layer="layout" svg:width="0.853cm" svg:height="0.408cm" svg:x="3.286cm" svg:y="8.974cm">
          <draw:text-box>
            <text:p text:style-name="P41">EN</text:p>
          </draw:text-box>
        </draw:frame>
        <draw:custom-shape draw:style-name="gr50" draw:text-style-name="P22" draw:layer="layout" svg:width="0.277cm" svg:height="0.281cm" svg:x="2.778cm" svg:y="7.958cm">
          <text:p text:style-name="P21"><text:span text:style-name="T4">&gt;</text:span></text:p>
          <draw:enhanced-geometry svg:viewBox="0 0 21600 21600" draw:glue-points="10800 0 3163 3163 0 10800 3163 18437 10800 21600 18437 18437 21600 10800 18437 3163" draw:text-areas="3163 3163 18437 18437" draw:mirror-horizontal="false" draw:mirror-vertical="false" draw:type="ellipse" draw:enhanced-path="U 10800 10800 10800 10800 0 36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marker draw:name="Arrow" svg:viewBox="0 0 20 30" svg:d="M10 0l-10 30h20z"/>
    <draw:marker draw:name="Rounded_20_short_20_Arrow" draw:display-name="Rounded short Arrow" svg:viewBox="0 0 1013 1130" svg:d="M1009 1050l-449-1008-22-30-29-12-34 12-21 26-449 1012-5 13v8l5 21 12 21 17 13 21 4h903l21-4 21-13 9-21 4-21v-8z"/>
    <draw:stroke-dash draw:name="Dashed_20__28_var_29_" draw:display-name="Dashed (var)" draw:style="rect" draw:dots1="1" draw:dots1-length="197%" draw:distance="127%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svg:stroke-width="0cm" svg:stroke-color="#000000" draw:marker-start-width="0cm" draw:marker-end-width="0cm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12-07T14:32:03.402565471</meta:creation-date>
    <dc:date>2019-12-07T23:31:56.528088190</dc:date>
    <meta:editing-duration>PT48M10S</meta:editing-duration>
    <meta:editing-cycles>9</meta:editing-cycles>
    <meta:generator>LibreOffice/6.0.7.3$Linux_X86_64 LibreOffice_project/00m0$Build-3</meta:generator>
    <meta:document-statistic meta:object-count="188"/>
  </office:meta>
</office:document-meta>
</file>